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5e74c"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officeooo:rsid="002b35f1" officeooo:paragraph-rsid="002b35f1"/>
    </style:style>
    <style:style style:name="P8" style:family="paragraph" style:parent-style-name="Footnote">
      <style:text-properties fo:font-size="10pt" style:font-size-asian="10pt" style:font-size-complex="10pt"/>
    </style:style>
    <style:style style:name="P9" style:family="paragraph" style:parent-style-name="Footnote">
      <style:text-properties fo:font-size="10pt" officeooo:paragraph-rsid="00470dd6" style:font-size-asian="10pt" style:font-size-complex="10pt"/>
    </style:style>
    <style:style style:name="P10" style:family="paragraph" style:parent-style-name="Footnote">
      <style:text-properties officeooo:paragraph-rsid="004a4937"/>
    </style:style>
    <style:style style:name="P11" style:family="paragraph" style:parent-style-name="Footnote">
      <style:text-properties officeooo:rsid="0052d01e" officeooo:paragraph-rsid="0052d01e"/>
    </style:style>
    <style:style style:name="P12" style:family="paragraph" style:parent-style-name="Footnote">
      <style:text-properties officeooo:rsid="00557454" officeooo:paragraph-rsid="00557454"/>
    </style:style>
    <style:style style:name="P13" style:family="paragraph" style:parent-style-name="Footnote">
      <style:text-properties officeooo:rsid="0057c434" officeooo:paragraph-rsid="0057c434"/>
    </style:style>
    <style:style style:name="P14" style:family="paragraph" style:parent-style-name="Footnote">
      <style:text-properties officeooo:rsid="00598a2b" officeooo:paragraph-rsid="00598a2b"/>
    </style:style>
    <style:style style:name="P15" style:family="paragraph" style:parent-style-name="Footnote">
      <style:text-properties officeooo:rsid="005f884c" officeooo:paragraph-rsid="005f884c"/>
    </style:style>
    <style:style style:name="P16" style:family="paragraph" style:parent-style-name="Footnote">
      <style:text-properties fo:color="#000000"/>
    </style:style>
    <style:style style:name="P17"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18" style:family="paragraph" style:parent-style-name="Footnote">
      <style:text-properties officeooo:rsid="006237f2" officeooo:paragraph-rsid="006237f2"/>
    </style:style>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line-height="200%"/>
      <style:text-properties officeooo:rsid="0026933d" officeooo:paragraph-rsid="004ff996"/>
    </style:style>
    <style:style style:name="P21" style:family="paragraph" style:parent-style-name="Standard">
      <style:paragraph-properties fo:line-height="200%"/>
      <style:text-properties officeooo:rsid="0026933d" officeooo:paragraph-rsid="002acc18"/>
    </style:style>
    <style:style style:name="P22" style:family="paragraph" style:parent-style-name="Standard">
      <style:paragraph-properties fo:line-height="200%"/>
      <style:text-properties officeooo:rsid="0026933d" officeooo:paragraph-rsid="0026933d"/>
    </style:style>
    <style:style style:name="P23" style:family="paragraph" style:parent-style-name="Standard">
      <style:paragraph-properties fo:line-height="200%"/>
      <style:text-properties officeooo:rsid="0026933d" officeooo:paragraph-rsid="00270f03"/>
    </style:style>
    <style:style style:name="P24" style:family="paragraph" style:parent-style-name="Standard">
      <style:paragraph-properties fo:line-height="200%"/>
      <style:text-properties officeooo:rsid="0026933d" officeooo:paragraph-rsid="00311990"/>
    </style:style>
    <style:style style:name="P25" style:family="paragraph" style:parent-style-name="Standard">
      <style:paragraph-properties fo:line-height="200%"/>
      <style:text-properties officeooo:rsid="0026933d" officeooo:paragraph-rsid="002f9ed5"/>
    </style:style>
    <style:style style:name="P26" style:family="paragraph" style:parent-style-name="Standard">
      <style:paragraph-properties fo:line-height="200%"/>
      <style:text-properties officeooo:rsid="0026933d" officeooo:paragraph-rsid="002e9708"/>
    </style:style>
    <style:style style:name="P27" style:family="paragraph" style:parent-style-name="Standard">
      <style:paragraph-properties fo:line-height="200%"/>
      <style:text-properties officeooo:rsid="0026933d" officeooo:paragraph-rsid="007b672d"/>
    </style:style>
    <style:style style:name="P28" style:family="paragraph" style:parent-style-name="Standard">
      <style:paragraph-properties fo:line-height="200%"/>
      <style:text-properties officeooo:rsid="0026933d" officeooo:paragraph-rsid="007c6056"/>
    </style:style>
    <style:style style:name="P29" style:family="paragraph" style:parent-style-name="Standard">
      <style:paragraph-properties fo:line-height="200%"/>
      <style:text-properties officeooo:rsid="0026933d" officeooo:paragraph-rsid="00865e57"/>
    </style:style>
    <style:style style:name="P30" style:family="paragraph" style:parent-style-name="Standard">
      <style:paragraph-properties fo:line-height="200%"/>
      <style:text-properties officeooo:rsid="0026933d" officeooo:paragraph-rsid="008c3f44"/>
    </style:style>
    <style:style style:name="P31" style:family="paragraph" style:parent-style-name="Standard">
      <style:paragraph-properties fo:line-height="200%"/>
      <style:text-properties officeooo:rsid="001d54b7" officeooo:paragraph-rsid="001d54b7"/>
    </style:style>
    <style:style style:name="P32" style:family="paragraph" style:parent-style-name="Standard">
      <style:paragraph-properties fo:line-height="200%"/>
      <style:text-properties officeooo:rsid="001d54b7" officeooo:paragraph-rsid="003f9d39"/>
    </style:style>
    <style:style style:name="P33" style:family="paragraph" style:parent-style-name="Standard">
      <style:paragraph-properties fo:line-height="200%"/>
      <style:text-properties officeooo:rsid="001d54b7" officeooo:paragraph-rsid="00697e98"/>
    </style:style>
    <style:style style:name="P34" style:family="paragraph" style:parent-style-name="Standard">
      <style:paragraph-properties fo:line-height="200%"/>
      <style:text-properties officeooo:rsid="001d54b7" officeooo:paragraph-rsid="006abeff"/>
    </style:style>
    <style:style style:name="P35" style:family="paragraph" style:parent-style-name="Standard">
      <style:paragraph-properties fo:line-height="200%"/>
      <style:text-properties officeooo:rsid="00557454" officeooo:paragraph-rsid="0040a7d7"/>
    </style:style>
    <style:style style:name="P36" style:family="paragraph" style:parent-style-name="Standard">
      <style:paragraph-properties fo:line-height="200%"/>
      <style:text-properties officeooo:rsid="001e1f59" officeooo:paragraph-rsid="0023cf49"/>
    </style:style>
    <style:style style:name="P37" style:family="paragraph" style:parent-style-name="Standard">
      <style:paragraph-properties fo:line-height="200%"/>
      <style:text-properties officeooo:rsid="001e1f59" officeooo:paragraph-rsid="0024bde3"/>
    </style:style>
    <style:style style:name="P38" style:family="paragraph" style:parent-style-name="Standard">
      <style:paragraph-properties fo:line-height="200%"/>
      <style:text-properties officeooo:rsid="001e1f59" officeooo:paragraph-rsid="001ef77a"/>
    </style:style>
    <style:style style:name="P39" style:family="paragraph" style:parent-style-name="Standard">
      <style:paragraph-properties fo:line-height="200%"/>
      <style:text-properties officeooo:rsid="001e1f59" officeooo:paragraph-rsid="006c3e98"/>
    </style:style>
    <style:style style:name="P40" style:family="paragraph" style:parent-style-name="Standard">
      <style:paragraph-properties fo:line-height="200%"/>
      <style:text-properties officeooo:rsid="001e1f59" officeooo:paragraph-rsid="00768b22"/>
    </style:style>
    <style:style style:name="P41" style:family="paragraph" style:parent-style-name="Standard">
      <style:paragraph-properties fo:line-height="200%"/>
      <style:text-properties officeooo:rsid="001e1f59" officeooo:paragraph-rsid="007a26ad"/>
    </style:style>
    <style:style style:name="P42" style:family="paragraph" style:parent-style-name="Standard">
      <style:paragraph-properties fo:line-height="200%"/>
      <style:text-properties officeooo:rsid="0042adb7" officeooo:paragraph-rsid="0042adb7"/>
    </style:style>
    <style:style style:name="P43" style:family="paragraph" style:parent-style-name="Standard">
      <style:paragraph-properties fo:line-height="200%"/>
      <style:text-properties officeooo:rsid="0028fabc" officeooo:paragraph-rsid="00270f03"/>
    </style:style>
    <style:style style:name="P44" style:family="paragraph" style:parent-style-name="Standard">
      <style:paragraph-properties fo:line-height="200%"/>
      <style:text-properties officeooo:rsid="0032cc17" officeooo:paragraph-rsid="005fcecd"/>
    </style:style>
    <style:style style:name="P45" style:family="paragraph" style:parent-style-name="Standard">
      <style:paragraph-properties fo:line-height="200%"/>
      <style:text-properties officeooo:rsid="0034c966" officeooo:paragraph-rsid="0034c966"/>
    </style:style>
    <style:style style:name="P46" style:family="paragraph" style:parent-style-name="Standard">
      <style:paragraph-properties fo:line-height="200%"/>
      <style:text-properties officeooo:rsid="0040a7d7" officeooo:paragraph-rsid="00697e98"/>
    </style:style>
    <style:style style:name="P47" style:family="paragraph" style:parent-style-name="Standard">
      <style:paragraph-properties fo:line-height="200%"/>
      <style:text-properties officeooo:rsid="00270f03" officeooo:paragraph-rsid="00872f83"/>
    </style:style>
    <style:style style:name="P48" style:family="paragraph" style:parent-style-name="Title">
      <style:paragraph-properties fo:line-height="200%"/>
      <style:text-properties officeooo:rsid="00557454" officeooo:paragraph-rsid="00557454"/>
    </style:style>
    <style:style style:name="P49" style:family="paragraph" style:parent-style-name="Standard">
      <style:paragraph-properties fo:line-height="200%"/>
      <style:text-properties officeooo:rsid="006abeff" officeooo:paragraph-rsid="006abeff"/>
    </style:style>
    <style:style style:name="P50" style:family="paragraph" style:parent-style-name="Standard">
      <style:paragraph-properties fo:line-height="200%"/>
      <style:text-properties officeooo:rsid="001d54b7" officeooo:paragraph-rsid="001d54b7"/>
    </style:style>
    <style:style style:name="P51" style:family="paragraph" style:parent-style-name="Standard">
      <style:paragraph-properties fo:line-height="200%"/>
      <style:text-properties officeooo:rsid="001d54b7" officeooo:paragraph-rsid="008e4021"/>
    </style:style>
    <style:style style:name="P52" style:family="paragraph" style:parent-style-name="Standard">
      <style:paragraph-properties fo:line-height="200%"/>
      <style:text-properties officeooo:rsid="008c76b0" officeooo:paragraph-rsid="008c76b0"/>
    </style:style>
    <style:style style:name="P53" style:family="paragraph" style:parent-style-name="Standard">
      <style:paragraph-properties fo:line-height="200%"/>
      <style:text-properties officeooo:rsid="001e1f59" officeooo:paragraph-rsid="008ee88a"/>
    </style:style>
    <style:style style:name="P54" style:family="paragraph" style:parent-style-name="Standard">
      <style:paragraph-properties fo:line-height="200%"/>
      <style:text-properties officeooo:rsid="001e1f59" officeooo:paragraph-rsid="00941c01"/>
    </style:style>
    <style:style style:name="P55" style:family="paragraph" style:parent-style-name="Standard">
      <style:paragraph-properties fo:line-height="200%"/>
      <style:text-properties officeooo:rsid="001e1f59" officeooo:paragraph-rsid="00960163"/>
    </style:style>
    <style:style style:name="P56" style:family="paragraph" style:parent-style-name="Standard">
      <style:paragraph-properties fo:line-height="200%"/>
      <style:text-properties officeooo:rsid="001e1f59" officeooo:paragraph-rsid="006fc5a0"/>
    </style:style>
    <style:style style:name="P57" style:family="paragraph" style:parent-style-name="Standard">
      <style:paragraph-properties fo:line-height="200%"/>
      <style:text-properties officeooo:rsid="001e1f59" officeooo:paragraph-rsid="009623a4"/>
    </style:style>
    <style:style style:name="P58" style:family="paragraph" style:parent-style-name="Standard">
      <style:paragraph-properties fo:line-height="200%"/>
      <style:text-properties officeooo:rsid="001e1f59" officeooo:paragraph-rsid="001ef77a"/>
    </style:style>
    <style:style style:name="P59" style:family="paragraph" style:parent-style-name="Standard">
      <style:paragraph-properties fo:line-height="200%"/>
      <style:text-properties officeooo:rsid="0026933d" officeooo:paragraph-rsid="00916d30"/>
    </style:style>
    <style:style style:name="P60" style:family="paragraph" style:parent-style-name="Standard">
      <style:paragraph-properties fo:line-height="200%"/>
      <style:text-properties officeooo:rsid="0026933d" officeooo:paragraph-rsid="0091994c"/>
    </style:style>
    <style:style style:name="P61" style:family="paragraph" style:parent-style-name="Standard">
      <style:paragraph-properties fo:line-height="200%"/>
      <style:text-properties officeooo:rsid="0026933d" officeooo:paragraph-rsid="007e4fa5"/>
    </style:style>
    <style:style style:name="P62" style:family="paragraph" style:parent-style-name="Standard">
      <style:paragraph-properties fo:line-height="200%"/>
      <style:text-properties officeooo:rsid="0026933d" officeooo:paragraph-rsid="00865e57"/>
    </style:style>
    <style:style style:name="P63" style:family="paragraph" style:parent-style-name="Standard">
      <style:paragraph-properties fo:line-height="200%"/>
      <style:text-properties officeooo:rsid="0026933d" officeooo:paragraph-rsid="004bde1e"/>
    </style:style>
    <style:style style:name="P64" style:family="paragraph" style:parent-style-name="Standard">
      <style:paragraph-properties fo:line-height="200%"/>
      <style:text-properties officeooo:rsid="0026933d" officeooo:paragraph-rsid="009342c6"/>
    </style:style>
    <style:style style:name="P65" style:family="paragraph" style:parent-style-name="Standard">
      <style:paragraph-properties fo:line-height="200%"/>
      <style:text-properties officeooo:rsid="0026933d" officeooo:paragraph-rsid="002e9708"/>
    </style:style>
    <style:style style:name="P66" style:family="paragraph" style:parent-style-name="Standard">
      <style:paragraph-properties fo:line-height="200%"/>
      <style:text-properties officeooo:rsid="0026933d" officeooo:paragraph-rsid="00a38a96"/>
    </style:style>
    <style:style style:name="P67" style:family="paragraph" style:parent-style-name="Standard">
      <style:paragraph-properties fo:line-height="200%"/>
      <style:text-properties officeooo:rsid="0026933d" officeooo:paragraph-rsid="00a3f2cd"/>
    </style:style>
    <style:style style:name="P68" style:family="paragraph" style:parent-style-name="Standard">
      <style:paragraph-properties fo:line-height="200%"/>
      <style:text-properties officeooo:rsid="0040a7d7" officeooo:paragraph-rsid="009cc942"/>
    </style:style>
    <style:style style:name="P69" style:family="paragraph" style:parent-style-name="Standard">
      <style:paragraph-properties fo:line-height="200%"/>
      <style:text-properties officeooo:rsid="00a03e92" officeooo:paragraph-rsid="00a03e92"/>
    </style:style>
    <style:style style:name="P70" style:family="paragraph" style:parent-style-name="Standard">
      <style:paragraph-properties fo:line-height="200%"/>
      <style:text-properties officeooo:rsid="00a575d7" officeooo:paragraph-rsid="00a575d7"/>
    </style:style>
    <style:style style:name="P71" style:family="paragraph" style:parent-style-name="Standard">
      <style:paragraph-properties fo:line-height="200%"/>
      <style:text-properties officeooo:rsid="00a82575" officeooo:paragraph-rsid="00a82575"/>
    </style:style>
    <style:style style:name="P72" style:family="paragraph" style:parent-style-name="Standard">
      <style:paragraph-properties fo:line-height="200%"/>
      <style:text-properties officeooo:rsid="00abf83a" officeooo:paragraph-rsid="00abf83a"/>
    </style:style>
    <style:style style:name="P73" style:family="paragraph" style:parent-style-name="Standard">
      <style:paragraph-properties fo:line-height="200%"/>
      <style:text-properties officeooo:rsid="00ad9a43" officeooo:paragraph-rsid="00ad9a43"/>
    </style:style>
    <style:style style:name="P74" style:family="paragraph" style:parent-style-name="Standard">
      <style:paragraph-properties fo:line-height="200%"/>
      <style:text-properties officeooo:rsid="00ad9a43" officeooo:paragraph-rsid="00b102f8"/>
    </style:style>
    <style:style style:name="P75" style:family="paragraph" style:parent-style-name="Standard">
      <style:paragraph-properties fo:line-height="200%"/>
      <style:text-properties officeooo:rsid="00ad9a43" officeooo:paragraph-rsid="00b68e77"/>
    </style:style>
    <style:style style:name="P76" style:family="paragraph" style:parent-style-name="Standard">
      <style:paragraph-properties fo:line-height="200%"/>
      <style:text-properties officeooo:rsid="00ad9a43" officeooo:paragraph-rsid="00c23937"/>
    </style:style>
    <style:style style:name="P77" style:family="paragraph" style:parent-style-name="Standard">
      <style:paragraph-properties fo:line-height="200%"/>
      <style:text-properties officeooo:rsid="00ad9a43" officeooo:paragraph-rsid="00c320c5"/>
    </style:style>
    <style:style style:name="P78" style:family="paragraph" style:parent-style-name="Standard">
      <style:paragraph-properties fo:line-height="200%"/>
      <style:text-properties officeooo:rsid="00ad9a43" officeooo:paragraph-rsid="00c72bd2"/>
    </style:style>
    <style:style style:name="P79" style:family="paragraph" style:parent-style-name="Standard">
      <style:paragraph-properties fo:line-height="200%"/>
      <style:text-properties officeooo:rsid="00b6c817" officeooo:paragraph-rsid="00b6c817"/>
    </style:style>
    <style:style style:name="P80" style:family="paragraph" style:parent-style-name="Standard">
      <style:paragraph-properties fo:line-height="200%"/>
      <style:text-properties officeooo:rsid="00b89031" officeooo:paragraph-rsid="00b89031"/>
    </style:style>
    <style:style style:name="P81" style:family="paragraph" style:parent-style-name="Footnote">
      <style:text-properties style:font-name="Times New Roman" fo:font-size="10pt" style:font-size-asian="10pt" style:font-size-complex="10pt"/>
    </style:style>
    <style:style style:name="P82" style:family="paragraph" style:parent-style-name="Footnote">
      <style:text-properties fo:font-size="10pt" officeooo:paragraph-rsid="00488d85" style:font-size-asian="10pt" style:font-size-complex="10pt"/>
    </style:style>
    <style:style style:name="P83" style:family="paragraph" style:parent-style-name="Footnote">
      <style:text-properties officeooo:rsid="002e9708" officeooo:paragraph-rsid="00c97b41"/>
    </style:style>
    <style:style style:name="P84" style:family="paragraph" style:parent-style-name="Footnote">
      <style:text-properties style:font-name="Times New Roman" fo:font-size="10pt" style:font-size-asian="10pt" style:font-size-complex="10pt"/>
    </style:style>
    <style:style style:name="P85" style:family="paragraph" style:parent-style-name="Footnote">
      <style:text-properties officeooo:rsid="00c23937" officeooo:paragraph-rsid="00c23937"/>
    </style:style>
    <style:style style:name="P86" style:family="paragraph" style:parent-style-name="Footnote">
      <style:text-properties officeooo:rsid="00c9bc9b" officeooo:paragraph-rsid="00c9bc9b"/>
    </style:style>
    <style:style style:name="P87" style:family="paragraph" style:parent-style-name="Heading_20_1">
      <style:paragraph-properties fo:line-height="200%"/>
    </style:style>
    <style:style style:name="P88" style:family="paragraph" style:parent-style-name="Heading_20_2">
      <style:text-properties officeooo:rsid="006d8ddc" officeooo:paragraph-rsid="006d8ddc"/>
    </style:style>
    <style:style style:name="P89" style:family="paragraph" style:parent-style-name="Heading_20_2">
      <style:text-properties officeooo:rsid="0091994c" officeooo:paragraph-rsid="0091994c"/>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32cc17" style:font-style-asian="italic" style:font-style-complex="italic"/>
    </style:style>
    <style:style style:name="T7" style:family="text">
      <style:text-properties fo:color="#000000" fo:font-style="normal" style:font-style-asian="normal"/>
    </style:style>
    <style:style style:name="T8" style:family="text">
      <style:text-properties fo:color="#000000" fo:font-style="normal" officeooo:rsid="001d54b7" style:font-style-asian="normal"/>
    </style:style>
    <style:style style:name="T9" style:family="text">
      <style:text-properties fo:color="#000000" fo:font-style="normal" officeooo:rsid="0021ecfe" style:font-style-asian="normal"/>
    </style:style>
    <style:style style:name="T10" style:family="text">
      <style:text-properties fo:color="#000000" fo:font-style="normal" officeooo:rsid="0028fabc" style:font-style-asian="normal"/>
    </style:style>
    <style:style style:name="T11" style:family="text">
      <style:text-properties fo:color="#000000" fo:font-style="normal" officeooo:rsid="00470dd6" style:font-style-asian="normal"/>
    </style:style>
    <style:style style:name="T12" style:family="text">
      <style:text-properties fo:color="#000000" fo:font-style="normal" officeooo:rsid="004e9b94" style:font-style-asian="normal"/>
    </style:style>
    <style:style style:name="T13" style:family="text">
      <style:text-properties fo:color="#000000" fo:font-style="normal" officeooo:rsid="00c3f280" style:font-style-asian="normal"/>
    </style:style>
    <style:style style:name="T14" style:family="text">
      <style:text-properties fo:color="#000000" fo:font-style="normal" officeooo:rsid="0050eee9" style:font-style-asian="normal"/>
    </style:style>
    <style:style style:name="T15" style:family="text">
      <style:text-properties fo:color="#000000" fo:font-style="normal" officeooo:rsid="0024bde3" style:font-style-asian="normal"/>
    </style:style>
    <style:style style:name="T16" style:family="text">
      <style:text-properties fo:color="#000000" fo:font-style="normal" officeooo:rsid="0055e74c" style:font-style-asian="normal"/>
    </style:style>
    <style:style style:name="T17" style:family="text">
      <style:text-properties fo:color="#000000" fo:font-style="normal" style:font-style-asian="normal" style:font-style-complex="normal"/>
    </style:style>
    <style:style style:name="T18" style:family="text">
      <style:text-properties fo:color="#000000" fo:font-style="normal" officeooo:rsid="0032cc17" style:font-style-asian="normal" style:font-style-complex="normal"/>
    </style:style>
    <style:style style:name="T19" style:family="text">
      <style:text-properties fo:color="#000000" fo:font-style="normal" officeooo:rsid="005c311c" style:font-style-asian="normal"/>
    </style:style>
    <style:style style:name="T20" style:family="text">
      <style:text-properties fo:color="#000000" fo:font-style="normal" officeooo:rsid="00b102f8" style:font-style-asian="normal"/>
    </style:style>
    <style:style style:name="T21" style:family="text">
      <style:text-properties fo:color="#000000" fo:font-style="normal" officeooo:rsid="00b20ba9" style:font-style-asian="normal"/>
    </style:style>
    <style:style style:name="T22" style:family="text">
      <style:text-properties fo:color="#000000" officeooo:rsid="001d54b7"/>
    </style:style>
    <style:style style:name="T23" style:family="text">
      <style:text-properties fo:color="#000000" style:font-name="Times New Roman"/>
    </style:style>
    <style:style style:name="T24" style:family="text">
      <style:text-properties fo:color="#000000" style:font-name="Times New Roman" fo:font-style="italic" style:font-style-asian="italic"/>
    </style:style>
    <style:style style:name="T25" style:family="text">
      <style:text-properties fo:color="#000000" style:font-name="Times New Roman" fo:font-style="italic" officeooo:rsid="00483033" style:font-style-asian="italic"/>
    </style:style>
    <style:style style:name="T26" style:family="text">
      <style:text-properties fo:color="#000000" style:font-name="Times New Roman" fo:font-style="italic" officeooo:rsid="002afa8d" style:font-style-asian="italic"/>
    </style:style>
    <style:style style:name="T27" style:family="text">
      <style:text-properties fo:color="#000000" style:font-name="Times New Roman" fo:font-style="normal" style:font-style-asian="normal"/>
    </style:style>
    <style:style style:name="T28" style:family="text">
      <style:text-properties fo:color="#000000" style:font-name="Times New Roman" fo:font-style="normal" officeooo:rsid="00483033" style:font-style-asian="normal"/>
    </style:style>
    <style:style style:name="T29" style:family="text">
      <style:text-properties fo:color="#000000" style:font-name="Times New Roman" fo:font-style="normal" officeooo:rsid="00488d85" style:font-style-asian="normal"/>
    </style:style>
    <style:style style:name="T30" style:family="text">
      <style:text-properties fo:color="#000000" style:font-name="Times New Roman" fo:font-style="normal" officeooo:rsid="002acc18" style:font-style-asian="normal"/>
    </style:style>
    <style:style style:name="T31" style:family="text">
      <style:text-properties fo:color="#000000" officeooo:rsid="004a4937"/>
    </style:style>
    <style:style style:name="T32" style:family="text">
      <style:text-properties fo:color="#000000" officeooo:rsid="005ae9f1"/>
    </style:style>
    <style:style style:name="T33" style:family="text">
      <style:text-properties fo:color="#000000" officeooo:rsid="0032cc17"/>
    </style:style>
    <style:style style:name="T34" style:family="text">
      <style:text-properties fo:color="#000000" officeooo:rsid="005c311c"/>
    </style:style>
    <style:style style:name="T35" style:family="text">
      <style:text-properties fo:color="#000000" officeooo:rsid="00c797de"/>
    </style:style>
    <style:style style:name="T36" style:family="text">
      <style:text-properties officeooo:rsid="001e1f59"/>
    </style:style>
    <style:style style:name="T37" style:family="text">
      <style:text-properties officeooo:rsid="001e6eba"/>
    </style:style>
    <style:style style:name="T38" style:family="text">
      <style:text-properties fo:font-style="italic" style:font-style-asian="italic" style:font-style-complex="italic"/>
    </style:style>
    <style:style style:name="T39" style:family="text">
      <style:text-properties fo:font-style="italic" officeooo:rsid="001e6eba" style:font-style-asian="italic" style:font-style-complex="italic"/>
    </style:style>
    <style:style style:name="T40" style:family="text">
      <style:text-properties fo:font-style="italic" officeooo:rsid="00375031" style:font-style-asian="italic" style:font-style-complex="italic"/>
    </style:style>
    <style:style style:name="T41" style:family="text">
      <style:text-properties fo:font-style="italic" officeooo:rsid="003c7e46" style:font-style-asian="italic" style:font-style-complex="italic"/>
    </style:style>
    <style:style style:name="T42" style:family="text">
      <style:text-properties fo:font-style="italic" officeooo:rsid="00611da9" style:font-style-asian="italic" style:font-style-complex="italic"/>
    </style:style>
    <style:style style:name="T43" style:family="text">
      <style:text-properties fo:font-style="italic" officeooo:rsid="006fc5a0" style:font-style-asian="italic" style:font-style-complex="italic"/>
    </style:style>
    <style:style style:name="T44" style:family="text">
      <style:text-properties fo:font-style="italic" officeooo:rsid="0072b051" style:font-style-asian="italic" style:font-style-complex="italic"/>
    </style:style>
    <style:style style:name="T45" style:family="text">
      <style:text-properties fo:font-style="italic" officeooo:rsid="0038d5a7" style:font-style-asian="italic" style:font-style-complex="italic"/>
    </style:style>
    <style:style style:name="T46" style:family="text">
      <style:text-properties fo:font-style="italic" officeooo:rsid="008c0c93" style:font-style-asian="italic" style:font-style-complex="italic"/>
    </style:style>
    <style:style style:name="T47" style:family="text">
      <style:text-properties fo:font-style="italic" officeooo:rsid="008ee88a" style:font-style-asian="italic" style:font-style-complex="italic"/>
    </style:style>
    <style:style style:name="T48" style:family="text">
      <style:text-properties fo:font-style="italic" officeooo:rsid="0091994c" style:font-style-asian="italic" style:font-style-complex="italic"/>
    </style:style>
    <style:style style:name="T49" style:family="text">
      <style:text-properties fo:font-style="italic" officeooo:rsid="002f9ed5"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e6eba" style:font-style-asian="normal" style:font-style-complex="normal"/>
    </style:style>
    <style:style style:name="T52" style:family="text">
      <style:text-properties fo:font-style="normal" officeooo:rsid="001ef77a" style:font-style-asian="normal" style:font-style-complex="normal"/>
    </style:style>
    <style:style style:name="T53" style:family="text">
      <style:text-properties fo:font-style="normal" officeooo:rsid="002010f8" style:font-style-asian="normal" style:font-style-complex="normal"/>
    </style:style>
    <style:style style:name="T54" style:family="text">
      <style:text-properties fo:font-style="normal" officeooo:rsid="002acc18" style:font-style-asian="normal" style:font-style-complex="normal"/>
    </style:style>
    <style:style style:name="T55" style:family="text">
      <style:text-properties fo:font-style="normal" officeooo:rsid="002afa8d" style:font-style-asian="normal" style:font-style-complex="normal"/>
    </style:style>
    <style:style style:name="T56" style:family="text">
      <style:text-properties fo:font-style="normal" officeooo:rsid="00403c93" style:font-style-asian="normal" style:font-style-complex="normal"/>
    </style:style>
    <style:style style:name="T57" style:family="text">
      <style:text-properties fo:font-style="normal" officeooo:rsid="00415a0f" style:font-style-asian="normal" style:font-style-complex="normal"/>
    </style:style>
    <style:style style:name="T58" style:family="text">
      <style:text-properties fo:font-style="normal" officeooo:rsid="0041d52b" style:font-style-asian="normal" style:font-style-complex="normal"/>
    </style:style>
    <style:style style:name="T59" style:family="text">
      <style:text-properties fo:font-style="normal" officeooo:rsid="00438523" style:font-style-asian="normal" style:font-style-complex="normal"/>
    </style:style>
    <style:style style:name="T60" style:family="text">
      <style:text-properties fo:font-style="normal" officeooo:rsid="00488d85" style:font-style-asian="normal" style:font-style-complex="normal"/>
    </style:style>
    <style:style style:name="T61" style:family="text">
      <style:text-properties fo:font-style="normal" officeooo:rsid="00700405" style:font-style-asian="normal" style:font-style-complex="normal"/>
    </style:style>
    <style:style style:name="T62" style:family="text">
      <style:text-properties fo:font-style="normal" officeooo:rsid="0072b051" style:font-style-asian="normal" style:font-style-complex="normal"/>
    </style:style>
    <style:style style:name="T63" style:family="text">
      <style:text-properties fo:font-style="normal" officeooo:rsid="007493dc" style:font-style-asian="normal" style:font-style-complex="normal"/>
    </style:style>
    <style:style style:name="T64" style:family="text">
      <style:text-properties fo:font-style="normal" officeooo:rsid="00750970" style:font-style-asian="normal" style:font-style-complex="normal"/>
    </style:style>
    <style:style style:name="T65" style:family="text">
      <style:text-properties fo:font-style="normal" officeooo:rsid="00753ac4" style:font-style-asian="normal" style:font-style-complex="normal"/>
    </style:style>
    <style:style style:name="T66" style:family="text">
      <style:text-properties fo:font-style="normal" officeooo:rsid="00774836" style:font-style-asian="normal" style:font-style-complex="normal"/>
    </style:style>
    <style:style style:name="T67" style:family="text">
      <style:text-properties fo:font-style="normal" officeooo:rsid="007a26ad" style:font-style-asian="normal" style:font-style-complex="normal"/>
    </style:style>
    <style:style style:name="T68" style:family="text">
      <style:text-properties fo:font-style="normal" officeooo:rsid="007ac8b3" style:font-style-asian="normal" style:font-style-complex="normal"/>
    </style:style>
    <style:style style:name="T69" style:family="text">
      <style:text-properties fo:font-style="normal" officeooo:rsid="008c0c93" style:font-style-asian="normal" style:font-style-complex="normal"/>
    </style:style>
    <style:style style:name="T70" style:family="text">
      <style:text-properties fo:font-style="normal" officeooo:rsid="008ee88a" style:font-style-asian="normal" style:font-style-complex="normal"/>
    </style:style>
    <style:style style:name="T71" style:family="text">
      <style:text-properties fo:font-style="normal" officeooo:rsid="008fb1eb" style:font-style-asian="normal" style:font-style-complex="normal"/>
    </style:style>
    <style:style style:name="T72" style:family="text">
      <style:text-properties fo:font-style="normal" officeooo:rsid="00960163" style:font-style-asian="normal" style:font-style-complex="normal"/>
    </style:style>
    <style:style style:name="T73" style:family="text">
      <style:text-properties fo:font-style="normal" officeooo:rsid="009623a4" style:font-style-asian="normal" style:font-style-complex="normal"/>
    </style:style>
    <style:style style:name="T74" style:family="text">
      <style:text-properties fo:font-style="normal" officeooo:rsid="0097ea87" style:font-style-asian="normal" style:font-style-complex="normal"/>
    </style:style>
    <style:style style:name="T75" style:family="text">
      <style:text-properties fo:font-style="normal" officeooo:rsid="00b68e77" style:font-style-asian="normal" style:font-style-complex="normal"/>
    </style:style>
    <style:style style:name="T76" style:family="text">
      <style:text-properties fo:font-style="normal" officeooo:rsid="00b94a6f" style:font-style-asian="normal" style:font-style-complex="normal"/>
    </style:style>
    <style:style style:name="T77" style:family="text">
      <style:text-properties fo:font-style="normal" officeooo:rsid="00b9e4eb" style:font-style-asian="normal" style:font-style-complex="normal"/>
    </style:style>
    <style:style style:name="T78" style:family="text">
      <style:text-properties fo:font-style="normal" officeooo:rsid="00ba61fc" style:font-style-asian="normal" style:font-style-complex="normal"/>
    </style:style>
    <style:style style:name="T79" style:family="text">
      <style:text-properties fo:font-style="normal" officeooo:rsid="00bbcfe2" style:font-style-asian="normal" style:font-style-complex="normal"/>
    </style:style>
    <style:style style:name="T80" style:family="text">
      <style:text-properties fo:font-style="normal" officeooo:rsid="00bd3f78" style:font-style-asian="normal" style:font-style-complex="normal"/>
    </style:style>
    <style:style style:name="T81" style:family="text">
      <style:text-properties fo:font-style="normal" officeooo:rsid="00bf6476" style:font-style-asian="normal" style:font-style-complex="normal"/>
    </style:style>
    <style:style style:name="T82" style:family="text">
      <style:text-properties fo:font-style="normal" officeooo:rsid="00cd134a" style:font-style-asian="normal" style:font-style-complex="normal"/>
    </style:style>
    <style:style style:name="T83" style:family="text">
      <style:text-properties officeooo:rsid="00270f03"/>
    </style:style>
    <style:style style:name="T84" style:family="text">
      <style:text-properties officeooo:rsid="0028fabc"/>
    </style:style>
    <style:style style:name="T85" style:family="text">
      <style:text-properties officeooo:rsid="002acc18"/>
    </style:style>
    <style:style style:name="T86" style:family="text">
      <style:text-properties officeooo:rsid="002b35f1"/>
    </style:style>
    <style:style style:name="T87" style:family="text">
      <style:text-properties officeooo:rsid="002f9ed5"/>
    </style:style>
    <style:style style:name="T88" style:family="text">
      <style:text-properties officeooo:rsid="0034c966"/>
    </style:style>
    <style:style style:name="T89" style:family="text">
      <style:text-properties officeooo:rsid="00355bbc"/>
    </style:style>
    <style:style style:name="T90" style:family="text">
      <style:text-properties officeooo:rsid="00375031"/>
    </style:style>
    <style:style style:name="T91" style:family="text">
      <style:text-properties officeooo:rsid="0038d5a7"/>
    </style:style>
    <style:style style:name="T92" style:family="text">
      <style:text-properties officeooo:rsid="003c7e46"/>
    </style:style>
    <style:style style:name="T93" style:family="text">
      <style:text-properties officeooo:rsid="003f9d39"/>
    </style:style>
    <style:style style:name="T94" style:family="text">
      <style:text-properties officeooo:rsid="0040a7d7"/>
    </style:style>
    <style:style style:name="T95" style:family="text">
      <style:text-properties officeooo:rsid="0045ca8e"/>
    </style:style>
    <style:style style:name="T96" style:family="text">
      <style:text-properties style:text-position="super 58%" officeooo:rsid="002f9ed5"/>
    </style:style>
    <style:style style:name="T97" style:family="text">
      <style:text-properties officeooo:rsid="004e9b94"/>
    </style:style>
    <style:style style:name="T98" style:family="text">
      <style:text-properties officeooo:rsid="00557454"/>
    </style:style>
    <style:style style:name="T99" style:family="text">
      <style:text-properties officeooo:rsid="0055e74c"/>
    </style:style>
    <style:style style:name="T100" style:family="text">
      <style:text-properties fo:color="#800000" style:font-name="Times New Roman" fo:font-style="normal" officeooo:rsid="00483033" style:font-style-asian="normal"/>
    </style:style>
    <style:style style:name="T101" style:family="text">
      <style:text-properties officeooo:rsid="005755ee"/>
    </style:style>
    <style:style style:name="T102" style:family="text">
      <style:text-properties officeooo:rsid="005f884c"/>
    </style:style>
    <style:style style:name="T103" style:family="text">
      <style:text-properties officeooo:rsid="005fcecd"/>
    </style:style>
    <style:style style:name="T104" style:family="text">
      <style:text-properties officeooo:rsid="0064a4cc"/>
    </style:style>
    <style:style style:name="T105" style:family="text">
      <style:text-properties officeooo:rsid="00674a48"/>
    </style:style>
    <style:style style:name="T106" style:family="text">
      <style:text-properties officeooo:rsid="0068c30b"/>
    </style:style>
    <style:style style:name="T107" style:family="text">
      <style:text-properties officeooo:rsid="00697e98"/>
    </style:style>
    <style:style style:name="T108" style:family="text">
      <style:text-properties officeooo:rsid="006c3e98"/>
    </style:style>
    <style:style style:name="T109" style:family="text">
      <style:text-properties officeooo:rsid="007ac8b3"/>
    </style:style>
    <style:style style:name="T110" style:family="text">
      <style:text-properties officeooo:rsid="007b672d"/>
    </style:style>
    <style:style style:name="T111" style:family="text">
      <style:text-properties officeooo:rsid="007c6056"/>
    </style:style>
    <style:style style:name="T112" style:family="text">
      <style:text-properties officeooo:rsid="007effc7"/>
    </style:style>
    <style:style style:name="T113" style:family="text">
      <style:text-properties officeooo:rsid="00811912"/>
    </style:style>
    <style:style style:name="T114" style:family="text">
      <style:text-properties officeooo:rsid="0084d637"/>
    </style:style>
    <style:style style:name="T115" style:family="text">
      <style:text-properties officeooo:rsid="00865e57"/>
    </style:style>
    <style:style style:name="T116" style:family="text">
      <style:text-properties officeooo:rsid="00872f83"/>
    </style:style>
    <style:style style:name="T117" style:family="text">
      <style:text-properties officeooo:rsid="008c76b0"/>
    </style:style>
    <style:style style:name="T118" style:family="text">
      <style:text-properties officeooo:rsid="008e2bb9"/>
    </style:style>
    <style:style style:name="T119" style:family="text">
      <style:text-properties officeooo:rsid="008e4021"/>
    </style:style>
    <style:style style:name="T120" style:family="text">
      <style:text-properties fo:font-size="10pt" officeooo:rsid="008e4021" style:font-size-asian="8.75pt" style:font-size-complex="10pt"/>
    </style:style>
    <style:style style:name="T121" style:family="text">
      <style:text-properties fo:font-size="10pt" officeooo:rsid="008ee88a" style:font-size-asian="8.75pt" style:font-size-complex="10pt"/>
    </style:style>
    <style:style style:name="T122" style:family="text">
      <style:text-properties officeooo:rsid="00916d30"/>
    </style:style>
    <style:style style:name="T123" style:family="text">
      <style:text-properties officeooo:rsid="0091994c"/>
    </style:style>
    <style:style style:name="T124" style:family="text">
      <style:text-properties officeooo:rsid="00941794"/>
    </style:style>
    <style:style style:name="T125" style:family="text">
      <style:text-properties officeooo:rsid="00941c01"/>
    </style:style>
    <style:style style:name="T126" style:family="text">
      <style:text-properties officeooo:rsid="00960163"/>
    </style:style>
    <style:style style:name="T127" style:family="text">
      <style:text-properties officeooo:rsid="009623a4"/>
    </style:style>
    <style:style style:name="T128" style:family="text">
      <style:text-properties officeooo:rsid="0099e414"/>
    </style:style>
    <style:style style:name="T129" style:family="text">
      <style:text-properties officeooo:rsid="009b59e8"/>
    </style:style>
    <style:style style:name="T130" style:family="text">
      <style:text-properties officeooo:rsid="009cc942"/>
    </style:style>
    <style:style style:name="T131" style:family="text">
      <style:text-properties officeooo:rsid="009ec3a7"/>
    </style:style>
    <style:style style:name="T132" style:family="text">
      <style:text-properties officeooo:rsid="00a03e92"/>
    </style:style>
    <style:style style:name="T133" style:family="text">
      <style:text-properties officeooo:rsid="00a38a96"/>
    </style:style>
    <style:style style:name="T134" style:family="text">
      <style:text-properties officeooo:rsid="00a3f2cd"/>
    </style:style>
    <style:style style:name="T135" style:family="text">
      <style:text-properties officeooo:rsid="00a743c8"/>
    </style:style>
    <style:style style:name="T136" style:family="text">
      <style:text-properties officeooo:rsid="00a9ee68"/>
    </style:style>
    <style:style style:name="T137" style:family="text">
      <style:text-properties officeooo:rsid="00abf83a"/>
    </style:style>
    <style:style style:name="T138" style:family="text">
      <style:text-properties officeooo:rsid="00b07576"/>
    </style:style>
    <style:style style:name="T139" style:family="text">
      <style:text-properties officeooo:rsid="00b102f8"/>
    </style:style>
    <style:style style:name="T140" style:family="text">
      <style:text-properties officeooo:rsid="00c320c5"/>
    </style:style>
    <style:style style:name="T141" style:family="text">
      <style:text-properties officeooo:rsid="00c72bd2"/>
    </style:style>
    <style:style style:name="T142" style:family="text">
      <style:text-properties officeooo:rsid="00c97b41"/>
    </style:style>
    <style:style style:name="T143" style:family="text">
      <style:text-properties officeooo:rsid="00cd134a"/>
    </style:style>
    <style:style style:name="T144" style:family="text">
      <style:text-properties officeooo:rsid="00cd66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Weed Control <text:span text:style-name="T99">Chemicals</text:span></text:p>
      <text:p text:style-name="P52">The number of chemicals and preparations that <text:span text:style-name="T129">were</text:span> <text:span text:style-name="T129">marketed</text:span> to <text:span text:style-name="T129">amateur </text:span>gardeners to help them look after their garden expanded rapidly between the 1930s and the 1980s. Nothing forced any user to buy or deploy any of the available chemicals, but when they chose to each would have had in mind how they wanted to use their garden. This imagined pest-free space would have perhaps incorporated cherished <text:span text:style-name="T118">vegetables, fruits and decorative </text:span>plants, <text:span text:style-name="T119">valuable livestock, </text:span>pets <text:span text:style-name="T118">and</text:span> children <text:span text:style-name="T118">playing</text:span>, <text:s/>patios <text:span text:style-name="T118">for al fresco dining</text:span>, <text:span text:style-name="T118">sculpture standing out, </text:span>building foundations <text:span text:style-name="T118">protected from undermining roots</text:span>, <text:span text:style-name="T119">smart driveways showing off</text:span> cars. <text:span text:style-name="T118">All these futures determined whether and which chemicals would be used. The diversity of user desires and needs meant that chemical companies could offer many different products, phasing out other options as they improved versions were developed. Someone who wanted to keep a path or drive weed-free for months was not in the same niche as someone who wanted to clear a vegetable bed and plant into it immediately, or treat a stubborn weed encroaching onto a lawn. <text:s/></text:span></text:p>
      <text:p text:style-name="P52"/>
      <text:p text:style-name="P34">Although the <text:span text:style-name="T102">literature review demonstrated that the</text:span> historiography concerning the use of garden chemicals in Britain <text:span text:style-name="T98">is </text:span>distinctly lacking, there are plenty of practical gardening books, magazines <text:span text:style-name="T93">and newspaper columns </text:span>that can help <text:span text:style-name="T93">shed light on the use of garden chemicals between the 1930s and the 1980s</text:span>. <text:span text:style-name="T107">The choice of sources, as ever, can change the conclusions drawn. For instance, </text:span>Jane Fearnley-Whittingstall asserts that <text:span text:style-name="T106">chemical </text:span>weed killers did not exist before 1939 <text:span text:style-name="T93">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5">The Garden: An English Love Affair</text:span><text:span text:style-name="T7">. <text:s/>London: Weidenfeld &amp; Nicolson, 2002. </text:span><text:span text:style-name="T8">p287</text:span></text:p></text:note-body></text:note> <text:span text:style-name="T107">This more likely reflects the attitudes, and means available at the time, of the individual gardener who compiled that notebook, rather than the general accessibility and use of weedkillers. When other less personal </text:span><text:soft-page-break/><text:span text:style-name="T107">sources are examined, </text:span>it is quite clear from <text:span text:style-name="T94">magazine </text:span>adverts for weed killer and descriptions in gardening books that they most certainly did. <text:span text:style-name="T93">They were not as sophisticated as the powerful selective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33"/>
      <text:p text:style-name="P33">A booklet about lawns published in 1899 by Sutton and Son seed merchants, carried adverts for a selection of specialised <text:span text:style-name="T107">mechanical </text:span>weed removal tools, but <text:span text:style-name="T36">for dealing with individual weeds </text:span>it also promoted <text:span text:style-name="T106">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22">Sutton &amp; </text:span><text:span text:style-name="T1">Son, </text:span><text:span text:style-name="T5">Lawns</text:span><text:span text:style-name="T7">. <text:s/>London: Simpkin, Marshall, Hamilton, Kent &amp; Co. Ltd, 1899. </text:span><text:span text:style-name="T8">p25</text:span></text:p></text:note-body></text:note> <text:span text:style-name="T99">These unnamed weed destroyers indicate that</text:span> the expected readership <text:span text:style-name="T99">of these booklets</text:span> would be familiar with the concept of the products alluded to. <text:span text:style-name="T102">The</text:span> <text:span text:style-name="T102">suggestions</text:span> <text:span text:style-name="T107">to use </text:span>salt and acids neatly demonstrates how domestic chemicals would be expected to fulfil a multitude of roles, and be handled by different users, <text:span text:style-name="T36">because they are not dedicated weedkillers like the liquid weed destroyer is. </text:span><text:s/></text:p>
      <text:p text:style-name="P33"/>
      <text:p text:style-name="P49">So far, the discussion has <text:span text:style-name="T119">focussed</text:span> on weedkillers, and despite the fact that chemicals were and continue to be used in the garden to control insect pests or fungal problems, as well as to <text:span text:style-name="T117">sterilise and to </text:span>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weeds: sulphate of ammonia, sodium chlorate and paraquat. </text:p>
      <text:p text:style-name="P35"/>
      <text:p text:style-name="P46"><text:span text:style-name="T105">These three chemicals were all used to kill weeds, but their differing properties meant that user </text:span><text:soft-page-break/><text:span text:style-name="T105">selected them according to the weed's type and location, while considering what as a garden user they subsequently wanted to do in that area. </text:span>Sulphate of ammonia was <text:span text:style-name="T129">already </text:span>in widespread <text:span text:style-name="T129">use by the </text:span>19<text:span text:style-name="T129">3</text:span>0s, <text:span text:style-name="T129">so can be considered a well established garden chemical that was routinely used by amateurs. In this chapter, the arrival of ammonium sulphate in domestic gardens will be taken as 1913, when it was "hidden" </text:span>as <text:span text:style-name="T105">the active ingredient of </text:span>proprietary branded mixtures <text:span text:style-name="T105">known as lawn sand. Both sulphate of ammonia and lawn sand</text:span> continued to be available <text:span text:style-name="T105">throughout the time period that this thesis covers (even to the present day). Garden use of s</text:span>odium chlorate began in the 1930s, <text:span text:style-name="T131">embraced for its long term suppression of weeds</text:span> and was always referred to by its chemical name <text:span text:style-name="T131">whether or not it was also associated with a brand</text:span>. Paraquat was introduced in the 1960s, and <text:span text:style-name="T131">it "starred" as the active ingredient in </text:span>branded products from a very limited number of <text:span text:style-name="T106">manufacturers</text:span>, <text:span text:style-name="T131">and again the</text:span> chemical name <text:span text:style-name="T131">paraquat dominated</text:span>, <text:span text:style-name="T131">rather than its brand names</text:span>. <text:span text:style-name="T131">Complexity was added to the story of paraquat by the provision of a specially formulated version for domestic users. </text:span>Misuse of sodium chlorate and paraquat led to both these chemicals facing restrictions on sale, then total ban<text:span text:style-name="T131">s</text:span>. <text:span text:style-name="T131">This detailed examination of the uses of herbicides in British homes encompasses stories about the social history of gardenin</text:span> <text:span text:style-name="T102">Now I will move the discussion on to a closer look at each of the chemicals for this case study, starting with sulphate of ammonia.</text:span></text:p>
      <text:p text:style-name="P51"><text:tab/><text:span text:style-name="T120">Sulphate of ammonia <text:s/>1913 - - - - - - - - - - - - - - - - - - - - <text:s/>- - - - - - - - - - - - - - - - - - – - - - - - - - - - <text:s/>- present</text:span></text:p>
      <text:p text:style-name="P51"><text:span text:style-name="T120"><text:tab/>sodium chlorate <text:s text:c="26"/>1931 - - - - – - - - - - - - - - - - - - - - - - - - - - - - - - - - - - - - - - - - -200</text:span><text:span text:style-name="T121">9</text:span></text:p>
      <text:p text:style-name="P51"><text:span text:style-name="T120"><text:tab/>paraquat <text:s text:c="65"/></text:span><text:span text:style-name="T121">1965 - - - - - - - - - - - - - - - - - - - - - - - - - - - 2007</text:span></text:p>
      <text:p text:style-name="P51"><text:span text:style-name="T120"><text:tab/></text:span><text:span text:style-name="T121">Figure (needs work) to try to show that the weedkillers were introduced at different times, but in later part of the time frame of this thesis users were able to choose between all three, depending on their needs. </text:span></text:p>
      <text:p text:style-name="P31"/>
      <text:p text:style-name="P32"><text:span text:style-name="T106">By including ammonium sulphate, I firmly place widespread, domestic, chemical weedkilling as definitely taking place in the 1920s, and consider it a practice that would evolve over time. However, not all historians have taken this stance, which reflects the sources they interrogated. For </text:span><text:soft-page-break/><text:span text:style-name="T106">instance,</text:span> </text:p>
      <text:p text:style-name="P31"/>
      <text:h text:style-name="P87" text:outline-level="1">Sulphate of ammonia <text:span text:style-name="T103">and Lawn Sand</text:span></text:h>
      <text:p text:style-name="P39"><text:span text:style-name="T108">Before the introduction of biologically sophisticated hormonal selective weedkillers, such as 2,4-D and MCPA <text:s/>onto the amateur market in 19, a grand claim was made about sulphate of ammonia, when it was declared "probably the most important chemical agent for weed destruction".</text:span><text:span text:style-name="T108"><text:note text:id="ftn3" text:note-class="footnote"><text:note-citation>3</text:note-citation><text:note-body><text:p text:style-name="P2"><text:span text:style-name="T1">Reed, F. J. </text:span><text:span text:style-name="T5">Lawns and Playing Fields</text:span><text:span text:style-name="T7">. <text:s/>London: Faber and Faber, 1950. </text:span><text:span text:style-name="T9">p119</text:span></text:p></text:note-body></text:note></text:span> <text:span text:style-name="T108">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88" text:outline-level="2">Where did ammonium sulphate come from?</text:h>
      <text:p text:style-name="P53"><text:span text:style-name="T108">Ammonium sulphate has been linked to the industrial age as a by-product of the coal-gas industry,</text:span><text:span text:style-name="T108"><text:note text:id="ftn4"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08"> but it was also one of the many substances produced by Imperial Chemical Industries. A white crystalline substance, to the domestic user it appears visually similar to coarse sea salt. </text:span><text:span text:style-name="T43">More on th</text:span><text:span text:style-name="T47">e production?</text:span><text:span text:style-name="T43"> </text:span></text:p>
      <text:p text:style-name="P53"><text:span text:style-name="T43"/></text:p>
      <text:p text:style-name="P54"><text:span text:style-name="T70">It was p</text:span><text:span text:style-name="T108">redominantly used as a fertiliser, because it releases ammonia into the soil where it becomes available as nitrogen for plants, and in 1913 was flagged as the leading competitor to take over from natural nitrates, the extraction of which was becoming exhausted.</text:span><text:span text:style-name="T108"><text:note text:id="ftn0" text:note-class="footnote"><text:note-citation>5</text:note-citation><text:note-body><text:p text:style-name="Footnote"/></text:note-body></text:note></text:span><text:span text:style-name="T108"> The wording of that report did not specify or speculate the burgeoning market for sulphate of ammonia, although agriculture was </text:span><text:soft-page-break/><text:span text:style-name="T108">likely the main implied use of ammonium sulphate and there is no reason why it should not also be available to domestic users. In the context of comparing it to nitrates, no weed killing properties were mentioned. </text:span></text:p>
      <text:p text:style-name="P54"/>
      <text:p text:style-name="P55"><text:span text:style-name="T125">So it is interesting that ammonium sulphate first entered domestic gardens in the form of lawn sand in 1913, which is a mixture of fine sand and sulphate of ammonia. The purpose of lawn sand was two-fold, to fertilise the lawn, but also to kill broadleaved weeds in the lawn. Commercial, branded, ready mixed, convenient lawn sand was advertised in small classified adverts in newspapers from 1913.</text:span><text:span text:style-name="T58"><text:note text:id="ftn5" text:note-class="footnote"><text:note-citation>6</text:note-citation><text:note-body><text:p text:style-name="Footnote"><text:span text:style-name="T1">"Garden Requisites and Produce." </text:span><text:span text:style-name="T5">The Times</text:span><text:span text:style-name="T7">, 04/01/1913 1913, 1.</text:span></text:p></text:note-body></text:note></text:span><text:span text:style-name="T58"> </text:span><text:span text:style-name="T44">The Times</text:span><text:span text:style-name="T62"> carried s</text:span><text:span text:style-name="T57">tories of </text:span><text:span text:style-name="T58">other </text:span><text:span text:style-name="T51">proprietary lawn sands </text:span><text:span text:style-name="T62">which </text:span><text:span text:style-name="T56">won</text:span><text:span text:style-name="T51"> awards at </text:span><text:span text:style-name="T67">the Royal Horticultural Society's </text:span><text:span text:style-name="T51">Chelsea flower show in 1913</text:span><text:span text:style-name="T51"><text:note text:id="ftn6" text:note-class="footnote"><text:note-citation>7</text:note-citation><text:note-body><text:p text:style-name="P2"><text:span text:style-name="T1">"Close of the Chelsea Flower Show." </text:span><text:span text:style-name="T5">The Times</text:span><text:span text:style-name="T7">, 23/05/1913 1913, 6.</text:span></text:p></text:note-body></text:note></text:span><text:span text:style-name="T51"> and 1914.</text:span><text:span text:style-name="T51"><text:note text:id="ftn7" text:note-class="footnote"><text:note-citation>8</text:note-citation><text:note-body><text:p text:style-name="P2"><text:span text:style-name="T1">"Success of the Flower Show." </text:span><text:span text:style-name="T5">The Times</text:span><text:span text:style-name="T7">, 22/05/1914 1914, 5.</text:span></text:p></text:note-body></text:note></text:span><text:span text:style-name="T51"> </text:span><text:span text:style-name="T67">RHS members and non-members who visited the show would have seen a variety of novel</text:span><text:span text:style-name="T56"> products </text:span><text:span text:style-name="T67">to aid gardeners</text:span><text:span text:style-name="T56">, </text:span><text:span text:style-name="T67">as well as plant specimens, techniques </text:span><text:span text:style-name="T72">and fashionable styles</text:span><text:span text:style-name="T56"> </text:span><text:span text:style-name="T67">exhibited there. This</text:span><text:span text:style-name="T56"> </text:span><text:span text:style-name="T62">provi</text:span><text:span text:style-name="T67">des</text:span><text:span text:style-name="T62"> strong evidence </text:span><text:span text:style-name="T56">that this is when lawn sand became </text:span><text:span text:style-name="T58">widely </text:span><text:span text:style-name="T56">available to the gardening publi</text:span><text:span text:style-name="T62">c. </text:span><text:span text:style-name="T67">However, </text:span><text:span text:style-name="T72">it was</text:span><text:span text:style-name="T67"> lawn sand, rather than ammonium sulphate, </text:span><text:span text:style-name="T72">that was presented </text:span><text:span text:style-name="T67">as the solution to gardeners</text:span><text:span text:style-name="T72">'</text:span><text:span text:style-name="T67"> weed problems. </text:span></text:p>
      <text:h text:style-name="P88" text:outline-level="2">What did users understand about how it worked?</text:h>
      <text:p text:style-name="P55"><text:span text:style-name="T126">Lawn sand users could not casually discern the ingredients or mode of action by simply looking at the product, nor perusing the sales advertisements or packaging information. Unless they had curiosity and enough chemical knowledge to experimentally find out the constituents, domestic consumers were left in the dark by the manufacturers and sellers of lawn sand. </text:span></text:p>
      <text:p text:style-name="P56"/>
      <text:p text:style-name="P55"><text:span text:style-name="T70">T</text:span><text:span text:style-name="T60">his amateur audience </text:span><text:span text:style-name="T70">were not illuminated by gardening manuals that </text:span><text:span text:style-name="T67">offered</text:span><text:span text:style-name="T60"> vague descriptions of lawn sand, </text:span><text:span text:style-name="T67">such as</text:span><text:span text:style-name="T60"> "impregnated with chemicals of a caustic nature". <text:s/></text:span><text:span text:style-name="T63">Nevertheless, </text:span><text:span text:style-name="T64">garden </text:span><text:soft-page-break/><text:span text:style-name="T63">book</text:span><text:span text:style-name="T64">s</text:span><text:span text:style-name="T63"> set out to </text:span><text:span text:style-name="T71">partially</text:span><text:span text:style-name="T63"> demystify the </text:span><text:span text:style-name="T64">lawn sand </text:span><text:span text:style-name="T63">user in the hope that they would use the right amount for their situation, </text:span><text:span text:style-name="T71">even if they were unable to</text:span><text:span text:style-name="T63"> give a recipe for making up the mixture at home.</text:span><text:span text:style-name="T63"><text:note text:id="ftn9" text:note-class="footnote"><text:note-citation>9</text:note-citation><text:note-body><text:p text:style-name="P82"><text:span text:style-name="T23">Macself, A. J. </text:span><text:span text:style-name="T24">Grass: A New and Thoroughly Practic</text:span><text:span text:style-name="T25">a</text:span><text:span text:style-name="T24">l Book on Grass for Ornamental Lawns and All Purposes of Sports and Games</text:span><text:span text:style-name="T27">. <text:s/>London: Cecil Palmer, 1924. <text:s/></text:span><text:span text:style-name="T29">p101</text:span></text:p></text:note-body></text:note></text:span><text:span text:style-name="T63"> </text:span><text:span text:style-name="T65">The 'invisibility' of </text:span><text:span text:style-name="T66">the chemical constituents</text:span><text:span text:style-name="T65"> in branded lawn sands, caused p</text:span><text:span text:style-name="T60">roprietors</text:span><text:span text:style-name="T50"> of lawn sand </text:span><text:span text:style-name="T68">to be</text:span><text:span text:style-name="T61"> viewed </text:span><text:span text:style-name="T50">with </text:span><text:span text:style-name="T63">suspicion</text:span><text:span text:style-name="T50">, due to their lack of explanation to consumers about how the product would work </text:span><text:span text:style-name="T63">and </text:span><text:span text:style-name="T72">which possibly </text:span><text:span text:style-name="T63">caus</text:span><text:span text:style-name="T72">ed </text:span><text:span text:style-name="T50">users </text:span><text:span text:style-name="T63">to </text:span><text:span text:style-name="T50">buy much more than necessary. </text:span></text:p>
      <text:p text:style-name="P55"/>
      <text:p text:style-name="P55"><text:span text:style-name="T51">A </text:span><text:span text:style-name="T53">1922</text:span><text:span text:style-name="T51"> </text:span><text:span text:style-name="T54">newspaper </text:span><text:span text:style-name="T51">article described lawn sand as </text:span><text:span text:style-name="T52">"</text:span><text:span text:style-name="T51">shrouded in mystery to the profit of its vendors</text:span><text:span text:style-name="T52">"</text:span><text:span text:style-name="T51">, and proceeded to explain that </text:span><text:span text:style-name="T55">the active component is </text:span><text:span text:style-name="T51">sulphate of ammonia </text:span><text:span text:style-name="T55">but that this</text:span><text:span text:style-name="T51"> would be hard to spread evenly over a lawn so is mixed with fine sand to facilitate it. </text:span><text:span text:style-name="T55">The article also </text:span><text:span text:style-name="T51">gave a formula for this </text:span><text:span text:style-name="T65">simple</text:span><text:span text:style-name="T51"> mixture </text:span><text:span text:style-name="T55">and</text:span><text:span text:style-name="T51"> implied that the proprietary versions had another </text:span><text:span text:style-name="T55">unidentified</text:span><text:span text:style-name="T51"> component, </text:span><text:span text:style-name="T55">which made</text:span><text:span text:style-name="T51"> them "valuable manures as well as weed destroyers".</text:span><text:span text:style-name="T51"><text:note text:id="ftn10" text:note-class="footnote"><text:note-citation>10</text:note-citation><text:note-body><text:p text:style-name="Footnote"><text:span text:style-name="T1">"Lawns and Lawn Sands." </text:span><text:span text:style-name="T5">The Times </text:span><text:span text:style-name="T7"><text:s/>(1922/04/22/ 1922): 15.</text:span></text:p></text:note-body></text:note></text:span><text:span text:style-name="T51"> </text:span><text:span text:style-name="T72">This demonstrates some misunderstanding of the chemical, as </text:span><text:span text:style-name="T59">the ammonium sulphate itself act</text:span><text:span text:style-name="T72">s</text:span><text:span text:style-name="T59"> as a manure by </text:span><text:span text:style-name="T68">releasing</text:span><text:span text:style-name="T59"> nitrogen </text:span><text:span text:style-name="T68">into the soil</text:span><text:span text:style-name="T59"> as the ammonia is broken down </text:span><text:span text:style-name="T73">by soil microbes</text:span><text:span text:style-name="T59">. </text:span></text:p>
      <text:p text:style-name="P56"/>
      <text:p text:style-name="P57"><text:span text:style-name="T127">Information about sulphate of ammonia and how it worked had been more readily available to other groups of professionalised users, who had been using the chemical before it diffused to amateur use. Farmers had been using ammonium sulphate as a weedkiller and in 1912 text book for agriculturalists it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127"><text:note text:id="ftn8" text:note-class="footnote"><text:note-citation>11</text:note-citation><text:note-body><text:p text:style-name="Footnote"><text:span text:style-name="T1">Hall, A.D. </text:span><text:span text:style-name="T5">The Feeding of Crops and Stock: An Introduction to the Science of the Nutrition of Plants and Animals</text:span><text:span text:style-name="T7">. <text:s/>London: J. Murray, 1912. </text:span><text:span text:style-name="T11">p250-251</text:span></text:p></text:note-body></text:note></text:span><text:span text:style-name="T127"> </text:span><text:span text:style-name="T73">It is perhaps not surprising that the</text:span><text:span text:style-name="T64"> </text:span><text:soft-page-break/><text:span text:style-name="T60">information did not rapidly transfer to domestic gardeners, </text:span><text:span text:style-name="T73">who would have had little cause to read a specialised technical book about animal and plant nutrition. Wanting a smart lawn does not necessarily translate into desiring to learn about the biochemistry of the soil and the plants it supports. </text:span><text:span text:style-name="T74">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36"/>
      <text:p text:style-name="P36"><text:span text:style-name="T109">By the 1930s, lawn sand recipes becam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39">The Times</text:span><text:span text:style-name="T37"> by Fisons, MacDonalds. <text:s/></text:span></text:p>
      <text:h text:style-name="P88" text:outline-level="2">How was it used?</text:h>
      <text:p text:style-name="P41"><text:span text:style-name="T108">Sulphate of ammonia could be applied "neat" to individual weeds, as could lawn sand, but for use on larger areas, it was easier to evenly broadcast lawn sand than sulphate of ammonia.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text:span><text:soft-page-break/><text:span text:style-name="T108">having to store it for any length of time. For someone who wanted to use it just to spot-kill weeds, keeping this amount could be considered foolish, taking up much space, potentially spilling or otherwise spoiling.</text:span></text:p>
      <text:p text:style-name="P41"/>
      <text:p text:style-name="P41"><text:span text:style-name="T128">For spot weeding, lawn sand did not need to be applied with any special equipment as it could be sprinkled straight from the container on to the offending weed by hand. For even coverage for large lawns, machinery to transport and distribute the mixture was invented and employed. As ammonium sulphate is not a poisonous substance, unlike arsenical weedkillers, it could be used without potential harm to the user who handled it, nor to any other garden users encountering the residue. One of the lawn care manuals suggested constructing a shaker by perforating the lid of a tin can,</text:span><text:span text:style-name="T128"><text:note text:id="ftn11" text:note-class="footnote"><text:note-citation>12</text:note-citation><text:note-body><text:p text:style-name="P8"><text:span text:style-name="T23">Macself, </text:span><text:span text:style-name="T27">1924. </text:span><text:span text:style-name="T28">P</text:span><text:span text:style-name="T100">AGE NO</text:span></text:p></text:note-body></text:note></text:span><text:span text:style-name="T128"> and by 1931, a dedicated conical distributor which dropped a little of the sand onto the weed was in use,</text:span><text:span text:style-name="T128"><text:note text:id="ftn12" text:note-class="footnote"><text:note-citation>13</text:note-citation><text:note-body><text:p text:style-name="P9"><text:span text:style-name="T1">Beale, Reginald. </text:span><text:span text:style-name="T5">The Book of the Lawn: A Complete Guide to the Making and Maintenance of Lawns and Greens for All Purposes</text:span><text:span text:style-name="T7">. <text:s/>London: Cassell, 1931. </text:span><text:span text:style-name="T11">p81</text:span></text:p></text:note-body></text:note></text:span><text:span text:style-name="T128"> but these speak more of the appeal (often to men) of gadgets that can accompany gardening, rather than any necessity attributable to the chemical's properties. </text:span></text:p>
      <text:p text:style-name="P40"/>
      <text:p text:style-name="P40"><text:span text:style-name="T128">Both lawn sand and sulphate of ammonia continued to be recommended and used in domestic gardens for the entire period that this thesis examines. In 1954, gardeners in search of advice on dealing with weeds were reassured that although lawn sand was "old fashioned" now that so many other weedkillers were available, it was still useful</text:span><text:span text:style-name="T128"><text:note text:id="ftn13" text:note-class="footnote"><text:note-citation>14</text:note-citation><text:note-body><text:p text:style-name="Footnote"><text:span text:style-name="T1">Dawson, R.B. </text:span><text:span text:style-name="T5">Lawns</text:span><text:span text:style-name="T7">. Amateur Gardening Handbook. <text:s/>London: W.H. &amp; L. Collingridge Ltd, 1954. </text:span><text:span text:style-name="T15">p63</text:span></text:p></text:note-body></text:note></text:span><text:span text:style-name="T128"> and this message was reasserted in 1986 with the extra detail that there were weeds on which selective weedkillers were ineffective.</text:span><text:span text:style-name="T128"><text:note text:id="ftn14" text:note-class="footnote"><text:note-citation>15</text:note-citation><text:note-body><text:p text:style-name="P2"><text:span text:style-name="T1">Hellyer, Arthur George. </text:span><text:span text:style-name="T5">Your Lawn</text:span><text:span text:style-name="T7">. <text:s/>Twickenham: Hamlyn, 1970. </text:span><text:span text:style-name="T15">p31</text:span></text:p></text:note-body></text:note></text:span><text:span text:style-name="T128"> This incredible longevity and continuity of domestic use shows that this chemical, once it was better understood, was considered by gardeners to be reliable, effective and safe. The coexistence of lawn sand and sulphate of ammonia is evidence of different types of domestic user, those who preferred </text:span><text:soft-page-break/><text:span text:style-name="T128">the convenience of buying a ready mixed product when they need it, and those who preferred to make it up as required, which could generally be done more economically. </text:span></text:p>
      <text:p text:style-name="P37"/>
      <text:p text:style-name="P42">More on the sale of sulphate of ammonia?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87" text:outline-level="1">Sodium chlorate</text:h>
      <text:p text:style-name="P59"><text:span text:style-name="T122">From the mid 1930s, another method of killing weeds had become available to home gardeners in the form of sodium chlorate. In some cases it was offered </text:span>by gardening manuals, <text:span text:style-name="T113">magazines and </text:span><text:soft-page-break/><text:span text:style-name="T113">newspaper gardening </text:span>advice columns <text:span text:style-name="T122">as an alternative to</text:span> lawn sand <text:span text:style-name="T122">for killing isolated weeds but</text:span> <text:span text:style-name="T110">its long lasting effects could cause prevent anything from growing in the treated spot, causing a bald patch. This meant that sodium chlorate </text:span>was singled out as particularly effective for clearing weeds from paths and <text:span text:style-name="T110">other areas that the user intentionally wanted to keep barren</text:span>. <text:span text:style-name="T110">During the early 1930s, sodium chlorate was employed on an industrial scale by agriculturalists, particularly for clearing land of ragwort which is poisonous to cattle, sheep, horses and pigs. The practice of using sodium chlorate for killing weeds was first described in </text:span><text:span text:style-name="T40">The Times</text:span><text:span text:style-name="T90"> farming column, which relayed the results of trials conducted by the New Zealand agriculture conducted trials with sodium and calcium chlorate.</text:span><text:span text:style-name="T90"><text:note text:id="ftn15" text:note-class="footnote"><text:note-citation>16</text:note-citation><text:note-body><text:p text:style-name="P19"><text:span text:style-name="T2">"Farming Notes and Comments." </text:span><text:span text:style-name="T3">The Times </text:span><text:span text:style-name="T4"><text:s/>(19/01/1931): 18.</text:span></text:p></text:note-body></text:note></text:span><text:span text:style-name="T90"> Sodium chlorate, but not calcium chlorate, was quickly seized on in that paper's gardening column as an alternative to arsenical weed-killers "of evil repute".</text:span><text:span text:style-name="T90"><text:note text:id="ftn16" text:note-class="footnote"><text:note-citation>17</text:note-citation><text:note-body><text:p text:style-name="P19"><text:span text:style-name="T2">"Garden Notes." </text:span><text:span text:style-name="T3">The Times </text:span><text:span text:style-name="T4"><text:s/>(09/07/1932/ 1932): 13.</text:span></text:p></text:note-body></text:note></text:span><text:span text:style-name="T90"> </text:span></text:p>
      <text:p text:style-name="P20"/>
      <text:p text:style-name="P20">Sodium chlorate was introduced to the readers of the National Allotment Society's journal in a 1934 article about tidily kept allotments (unkempt allotments were a major bugbear of the society).<text:note text:id="ftn17" text:note-class="footnote"><text:note-citation>18</text:note-citation><text:note-body><text:p text:style-name="P2"><text:span text:style-name="T1">"Attractive Allotments and the National Scheme." </text:span><text:span text:style-name="T5">National Allotments Journal</text:span><text:span text:style-name="T7">, no. 21 (1934): 10-12.</text:span></text:p></text:note-body></text:note> Shortly afterwards, the journal claimed to have received requests for more information about this wonderful weedkiller and letters from disappointed enthusiasts unable to obtain it.<text:note text:id="ftn18" text:note-class="footnote"><text:note-citation>19</text:note-citation><text:note-body><text:p text:style-name="P2"><text:span text:style-name="T1">"A Wonderful Weed-Killer (Continued)." </text:span><text:span text:style-name="T5">National Allotments Journal</text:span><text:span text:style-name="T7">, no. 23 (1935): 19-21.</text:span></text:p></text:note-body></text:note> <text:span text:style-name="T85">This was not surprising, as the "foreign product"</text:span><text:span text:style-name="T85"><text:note text:id="ftn19" text:note-class="footnote"><text:note-citation>20</text:note-citation><text:note-body><text:p text:style-name="P5"><text:span text:style-name="T1">"Attractive Allotments and the National Scheme." </text:span><text:span text:style-name="T5">National Allotments Journal</text:span><text:span text:style-name="T7">, no. 21 (1934): 10-12.</text:span></text:p></text:note-body></text:note></text:span><text:span text:style-name="T85"> was only imported to Britain.</text:span> </text:p>
      <text:p text:style-name="P20"/>
      <text:p text:style-name="P27"><text:span text:style-name="T97">Albright &amp; Wilson's Oldbury Electro-Chemical Company produced sodium chlorate at Niagra Falls from 1902,</text:span><text:span text:style-name="T97"><text:note text:id="ftn20" text:note-class="footnote"><text:note-citation>21</text:note-citation><text:note-body><text:p text:style-name="P3"><text:span text:style-name="T1">Podger, Hugh. </text:span><text:span text:style-name="T5">Albright &amp; Wilson: The Last 50 Years</text:span><text:span text:style-name="T7">. <text:s/>Sudley: Brewin Books Lt</text:span><text:span text:style-name="T13">d</text:span><text:span text:style-name="T7">, 2002. </text:span><text:span text:style-name="T14">p15</text:span></text:p></text:note-body></text:note></text:span><text:span text:style-name="T97"> making use of the hydro power available there to run electric furnaces.</text:span><text:span text:style-name="T97"><text:note text:id="ftn21" text:note-class="footnote"><text:note-citation>22</text:note-citation><text:note-body><text:p text:style-name="P17">Podger (2002) p8</text:p></text:note-body></text:note></text:span><text:span text:style-name="T97"> Albright &amp; Wilson used the same equipment they had employed to make potassium chlorate, an ingredient they produced for use in manufacturing matches, but had stopped making as competition from other </text:span><text:soft-page-break/><text:span text:style-name="T97">manufacturers increased. In 1926, they were the only producer of sodium chlorate in the USA although they company did have another plant in Canada producing the chemical when it was economic to do so.</text:span><text:span text:style-name="T97"><text:note text:id="ftn22" text:note-class="footnote"><text:note-citation>23</text:note-citation><text:note-body><text:p text:style-name="P11">Podger (2002) p15</text:p></text:note-body></text:note></text:span><text:span text:style-name="T97"> This information about who manufactured the chemical and where, suggests that Albright and Wilson initially dominated the sodium chlorate market and that when those first allotment holders mentioned in the NAS journal wanted to use it, it was this company who supplied the chemical. </text:span></text:p>
      <text:p text:style-name="P27"/>
      <text:p text:style-name="P27"><text:span text:style-name="T110">However, since A&amp;W had been producing sodium chlorate since 1902, it is surprising that it did not emerge as a herbicide until the 1930s. A&amp;W's business historian Hugh Podger pinpoints 1932 as the date when global demand for sodium chlorate as a herbicide increased,</text:span><text:span text:style-name="T110"><text:note text:id="ftn23" text:note-class="footnote"><text:note-citation>24</text:note-citation><text:note-body><text:p text:style-name="P4"><text:span text:style-name="T12">P</text:span><text:span text:style-name="T7">odger (2002) p15</text:span></text:p></text:note-body></text:note></text:span><text:span text:style-name="T110"> but does not comment on why or how this came about. It is likely that this growth is associated with the positive results shown in agricultural trials, as farmers would have required large quantities of the chemical and therefore make a significant impression on the volume demanded, much more than that demanded by amateur gardeners, but Podger did not indicate which 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Why did sodium chlorate as a herbicide take so long to be discovered, and why did this occur in New Zealand so far away from where the apparently the bulk of world's sodium chlorate was manufactured, in North America? </text:span><text:span text:style-name="T48">Are these questions I can answer?</text:span></text:p>
      <text:p text:style-name="P21"/>
      <text:p text:style-name="P28"><text:span text:style-name="T111">In 1935, it was reported in The Daily Mail that Staveley's Coal and Iron Company were to build Britain's first sodium chlorate manufacturing plant, allowing it to compete with Colonial and </text:span><text:soft-page-break/><text:span text:style-name="T111">Continental manufacturers.</text:span><text:span text:style-name="T111"><text:note text:id="ftn24" text:note-class="footnote"><text:note-citation>25</text:note-citation><text:note-body><text:p text:style-name="Footnote"><text:span text:style-name="T23">"Staveley's New Venture." </text:span><text:span text:style-name="T24">The </text:span><text:span text:style-name="T26">Daily Mail</text:span><text:span text:style-name="T27">, 28 September 1935. </text:span><text:span text:style-name="T30">p2</text:span></text:p></text:note-body></text:note></text:span><text:span text:style-name="T111"> The decision to do this in 1935 shows that the company thought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28"/>
      <text:p text:style-name="P60"><text:span text:style-name="T111">The same year that Britain's first sodium chlorate plant was announced, 1935,</text:span> the National Allotment Society <text:span text:style-name="T124">(NAS) </text:span>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5" text:note-class="footnote"><text:note-citation>26</text:note-citation><text:note-body><text:p text:style-name="P5"><text:span text:style-name="T1">"A Wonderful Weed-Killer (Continued)." </text:span><text:span text:style-name="T5">National Allotments Journal</text:span><text:span text:style-name="T7">, no. 23 (1935): 19-21.</text:span></text:p></text:note-body></text:note> The chemical had to be bought directly from <text:span text:style-name="T101">the </text:span>importers in <text:span text:style-name="T101">hundredweights</text:span><text:span text:style-name="T101"><text:note text:id="ftn26" text:note-class="footnote"><text:note-citation>27</text:note-citation><text:note-body><text:p text:style-name="P6"><text:span text:style-name="T1">"A Wonderful Weed-Killer." </text:span><text:span text:style-name="T5">National Allotments Journal</text:span><text:span text:style-name="T7">, no. 22 (1934): </text:span><text:span text:style-name="T16">p</text:span><text:span text:style-name="T7">19</text:span></text:p></text:note-body></text:note></text:span><text:span text:style-name="T101"> (8 stone, or 50kg)</text:span> <text:span text:style-name="T95">which</text:span> was too expensive and too large a quantity even for an allotment association clubbing together. <text:span text:style-name="T123">The NAS continued to buy imported sodium chlorate as Staveley's encountered problems setting up the plant, but it was operational by 1938.</text:span><text:span text:style-name="T123"><text:note text:id="ftn27" text:note-class="footnote"><text:note-citation>28</text:note-citation><text:note-body><text:p text:style-name="P2"><text:span text:style-name="T1">"Staveley Coal &amp; Iron Company." </text:span><text:span text:style-name="T5">The Times</text:span><text:span text:style-name="T7">, 27.09.1938, 20.</text:span></text:p></text:note-body></text:note></text:span><text:span text:style-name="T123"> </text:span></text:p>
      <text:p text:style-name="P60"/>
      <text:p text:style-name="P60"><text:span text:style-name="T123">By 1940, sodium chlorate was more widely available to domestic users packaged in domestically appropriate quantities, including through Boot's who called themselves "The Gardeners Chemist".</text:span><text:span text:style-name="T123"><text:note text:id="ftn28" text:note-class="footnote"><text:note-citation>29</text:note-citation><text:note-body><text:p text:style-name="P7">Display advertising, <text:span text:style-name="T38">The Daily Mail</text:span><text:span text:style-name="T50">, 27.04.40. p9</text:span></text:p></text:note-body></text:note></text:span><text:span text:style-name="T123"> However, throughout the 1940s agricultural users expressed anxiety that they faced a shortage of sodium chlorate,</text:span><text:span text:style-name="T123"><text:note text:id="ftn29" text:note-class="footnote"><text:note-citation>30</text:note-citation><text:note-body><text:p text:style-name="P15">"Sodium chlorate" HC Deb 19 November 1945 vol 416 cc25-6; "Sodium chlorate" HC Deb 11 November 1948 vol 457 c1717; <text:s/>"Sodium chlorate supplies" HC Deb 15 March 1949 vol 462 cc171-2W</text:p></text:note-body></text:note></text:span><text:span text:style-name="T123"> despite British production and continued imports of the chemical from France, Italy, Poland and Norway.</text:span><text:span text:style-name="T123"><text:note text:id="ftn30" text:note-class="footnote"><text:note-citation>31</text:note-citation><text:note-body><text:p text:style-name="P15">"Sodium chlorate" HC Deb 21 February 1949 vol 461 cc231-2W</text:p></text:note-body></text:note></text:span><text:span text:style-name="T123"> This concern about shortages does not appear to have been voiced in the magazines that were the mouthpieces of the amateur users, nor did these sources carry any obvious </text:span><text:soft-page-break/><text:span text:style-name="T123">sign of domestic users being compelled to sacrifice their use of this product so that farmers, and therefore the nation, could benefit. If domestic users had grown accustomed to a chemical then had 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p>
      <text:p text:style-name="P61"/>
      <text:h text:style-name="P89" text:outline-level="2">Branding</text:h>
      <text:p text:style-name="P29"><text:span text:style-name="T112">Boots' sodium chlorate was sold ready packaged in tins, under the plain chemical name, but it was also available from other manufacturers under brand names, such as "Eureka" sodium chlorate from Tomlinson &amp; Haward Ltd</text:span><text:span text:style-name="T112"><text:note text:id="ftn31" text:note-class="footnote"><text:note-citation>32</text:note-citation><text:note-body><text:p text:style-name="P12">Display advertising, <text:span text:style-name="T38">The Daily Mail</text:span><text:span text:style-name="T50">, 17.04.54 p6</text:span></text:p></text:note-body></text:note></text:span><text:span text:style-name="T112"> and "Nantcol" from Synchemicals.</text:span><text:span text:style-name="T112"><text:note text:id="ftn32" text:note-class="footnote"><text:note-citation>33</text:note-citation><text:note-body><text:p text:style-name="P2"><text:span text:style-name="T1">"Weeding out the Weed-Killers." </text:span><text:span text:style-name="T5">The Daily Mail</text:span><text:span text:style-name="T7">, 18.09.1971, 19.</text:span></text:p></text:note-body></text:note></text:span><text:span text:style-name="T112"> However, when branded it did not lose its true chemical identity, as sodium chlorate remained present on the label. Gardeners opened their tins to find s</text:span>odium chlorate in the form of crystals, like salt, which could be <text:span text:style-name="T132">sprinkled</text:span> dry <text:span text:style-name="T83">to individual weeds</text:span> or dissolved in water <text:span text:style-name="T83">and sprayed on an overgrown area</text:span>. <text:span text:style-name="T132">Like sulphate of ammonia, users could handle it dry without irritation to their skin. </text:span></text:p>
      <text:p text:style-name="P29"/>
      <text:h text:style-name="P89" text:outline-level="2">Precautions</text:h>
      <text:p text:style-name="P29">There was a <text:span text:style-name="T112">long known, if perhaps too-little-known potential </text:span>problem with this chemical <text:span text:style-name="T86">as</text:span> when the solution soaked into gloves or other textiles, then dried, the friction from wearing the sodium chlorate impregnated garment caused the chemical to ignite or explode. <text:span text:style-name="T124">NAS</text:span> initially described <text:span text:style-name="T112">this danger </text:span>as an inflammable gas given off as the garment dried, but after doing some more research, gave their readers a comprehensive description of the action of friction <text:span text:style-name="T83">and advised users to rinse in </text:span><text:soft-page-break/><text:span text:style-name="T83">clean water any items that had become impregnated with chlorate solution</text:span>.<text:note text:id="ftn33" text:note-class="footnote"><text:note-citation>34</text:note-citation><text:note-body><text:p text:style-name="P5"><text:span text:style-name="T1">"A Wonderful Weed-Killer." </text:span><text:span text:style-name="T5">National Allotments Journal</text:span><text:span text:style-name="T7">, no. 22 (1934): </text:span><text:span text:style-name="T16">p</text:span><text:span text:style-name="T7">17</text:span></text:p></text:note-body></text:note> <text:span text:style-name="T114">The tendency to dissolve, then to impregnate and ignite absorbent substances may also explain the chemical's usual packaging of metallic tins. Although these warning did not accompany examples of accidents to impress upon potential small-scale users the reality of the risk, accidents with sodium chlorate had happened, and claimed lives since its introduction as an agricultural herbicide.</text:span><text:span text:style-name="T114"><text:note text:id="ftn34" text:note-class="footnote"><text:note-citation>35</text:note-citation><text:note-body><text:p text:style-name="P2"><text:span text:style-name="T1">Watson, James. "The Significance of Mr . Richard Buckley's Exploding Trousers: Reflections on an Aspect of Technological Change in New Zealand Dairy Farming between the World Wars." </text:span><text:span text:style-name="T5">Agricultural History </text:span><text:span text:style-name="T7">78, no. 3 (2004): 346-60.</text:span></text:p></text:note-body></text:note></text:span><text:span text:style-name="T114"> It is unclear what notice was taken of these geographically disparate accidents by British domestic gardeners. Occasionally, an incident would appear in the letters section of a British medical journal, or newspaper, apparently not warranting the attention given by a full article. No reference to foreign accidents was given, and although each seemed not to carry the fully outrage of some danger newly discovered, they do read a little sheepishly, as though this information was available when it was looked for, if not terribly readily. </text:span></text:p>
      <text:p text:style-name="P23"/>
      <text:p text:style-name="P47">This danger <text:span text:style-name="T112">of fire </text:span>was <text:span text:style-name="T115">deemed</text:span> preferable to the <text:span text:style-name="T112">danger of poisoning by </text:span>arsenical weedkillers, and the unpleasant handling qualities of tar-based compounds, reasons <text:span text:style-name="T112">provided by</text:span> NA<text:span text:style-name="T111">S</text:span> <text:span text:style-name="T112">to </text:span>explain why <text:span text:style-name="T112">sodium chlorate was a</text:span> popular <text:span text:style-name="T112">option among amateur gardeners for weed control</text:span>.<text:note text:id="ftn35" text:note-class="footnote"><text:note-citation>36</text:note-citation><text:note-body><text:p text:style-name="P5"><text:span text:style-name="T1">"A Wonderful Weed-Killer." </text:span><text:span text:style-name="T5">National Allotments Journal</text:span><text:span text:style-name="T7">, no. 22 (1934): </text:span><text:span text:style-name="T16">p</text:span><text:span text:style-name="T7">19</text:span></text:p></text:note-body></text:note> Not all recommendations for sodium chlorate came with detailed information about safety, <text:span text:style-name="T91">and not all users received the same warnings. For instance, when the chemical was discussed in </text:span><text:span text:style-name="T45">The Times</text:span><text:span text:style-name="T91"> agricultural news column, the fire risks were outlined and compared to calcium chlorate, but this information was not included in the praise for sodium chlorate presented in the paper's gardening column, read by gardeners the following year. </text:span></text:p>
      <text:p text:style-name="P47"/>
      <text:p text:style-name="P47"><text:span text:style-name="T91">Advice supplied in gardening manuals also varied; some gave</text:span> no information on <text:span text:style-name="T116">the chemical's</text:span> <text:soft-page-break/>drawbacks<text:note text:id="ftn36" text:note-class="footnote"><text:note-citation>37</text:note-citation><text:note-body><text:p text:style-name="Footnote"><text:span text:style-name="T1">Reed, F. J. </text:span><text:span text:style-name="T5">Lawns and Playing Fields</text:span><text:span text:style-name="T7">. <text:s/>London: Faber and Faber, 1950.</text:span></text:p></text:note-body></text:note> <text:span text:style-name="T116">while another gave extensive, explicit instructions</text:span> to avoid spilling<text:span text:style-name="T84"> the crystals or </text:span>the solution on wooden surfaces, and to throughly rinse anything that contacted the solution in clean water to avoid fires.<text:note text:id="ftn37" text:note-class="footnote"><text:note-citation>38</text:note-citation><text:note-body><text:p text:style-name="P2"><text:span text:style-name="T1">Sprague, Howard B. </text:span><text:span text:style-name="T5">Better Lawns for Homes and Parks</text:span><text:span text:style-name="T7">. Whittlesey House Garden Series. edited by F.F. Rockwell London: Whittlesey House, 1940. </text:span><text:span text:style-name="T10">p169 and p172</text:span></text:p></text:note-body></text:note> This <text:span text:style-name="T116">difference </text:span>could <text:span text:style-name="T116">perhaps be explained by saying that the risks were thought to be common knowledge, or even that the book which gave detailed information was initially produced for an American audience, with different views on responsibility and recrimination for accidents. </text:span><text:s/></text:p>
      <text:p text:style-name="P47"/>
      <text:p text:style-name="P47"><text:span text:style-name="T92">The chief concern expressed in </text:span><text:span text:style-name="T41">The Times </text:span><text:span text:style-name="T92">was not related to fire, but to sodium chlorate's propensity to seep into non-target areas and kill non-weeds, especially in wet weather. To avoid this, users should consider the weather conditions as well as weighing up the which plants might come into range.</text:span><text:span text:style-name="T92"><text:note text:id="ftn38" text:note-class="footnote"><text:note-citation>39</text:note-citation><text:note-body><text:p text:style-name="P2"><text:span text:style-name="T32">A </text:span><text:span text:style-name="T1">Correspondent. "Weary Battle against the Weeds." </text:span><text:span text:style-name="T5">The Times</text:span><text:span text:style-name="T7">, 21/03/1959, 9.</text:span></text:p></text:note-body></text:note></text:span><text:span text:style-name="T92"> Although gardening correspondents for </text:span><text:span text:style-name="T46">The Daily Mail</text:span><text:span text:style-name="T92"> had long recommended the use of sodium chlorate for clearing bindweed, paths, killing docks and for putting on newly cut tree stumps, it was not until 1959 that </text:span><text:span text:style-name="T69">they</text:span><text:span text:style-name="T92">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92"><text:note text:id="ftn39" text:note-class="footnote"><text:note-citation>40</text:note-citation><text:note-body><text:p text:style-name="P2"><text:span text:style-name="T1">"The Best Way to Keep Paths Free of Weeds." </text:span><text:span text:style-name="T5">The Daily Mail</text:span><text:span text:style-name="T7">, 13 June 1959.</text:span></text:p></text:note-body></text:note></text:span><text:span text:style-name="T92"> News journalists writing about explosions appeared not to refer to gardening correspondents and vice versa, resulting in contradictory views being aired in different sections of the newspaper. </text:span></text:p>
      <text:p text:style-name="P43"/>
      <text:p text:style-name="P24">The explosive nature of sodium chlorate provided entertainment for anyone pyrotechnically inclined, with sodium chlorate sometimes being substituted for potassium chlorate in homemade bangers. <text:span text:style-name="T87">The principle users of sodium chlorate for this purpose were boys. Between 1956 and </text:span><text:soft-page-break/><text:span text:style-name="T87">1966, 242 young people had been injured by home made explosives containing sodium chlorate.</text:span><text:span text:style-name="T87"><text:note text:id="ftn40" text:note-class="footnote"><text:note-citation>41</text:note-citation><text:note-body><text:p text:style-name="P14">"Home made explosives (accidents)" HC Deb 28 June 1966 vol 730 cc250-1W</text:p></text:note-body></text:note></text:span><text:span text:style-name="T87">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24"/>
      <text:p text:style-name="P30"><text:span text:style-name="T87">In 1961, Home Office officials declared that they were in contact with distributors to find a way to prevent sodium chlorate being sold to children.</text:span><text:span text:style-name="T87"><text:note text:id="ftn41" text:note-class="footnote"><text:note-citation>42</text:note-citation><text:note-body><text:p text:style-name="P14">"Sodium chlorate" HC Deb 21 December 1961 vol 651 c178W</text:p></text:note-body></text:note></text:span><text:span text:style-name="T87"> In May of 1970, Boots sent out a special announcement to 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87"><text:note text:id="ftn42" text:note-class="footnote"><text:note-citation>43</text:note-citation><text:note-body><text:p text:style-name="P16">Boots, Home and Garden. "Special Announcement: Sodium Chlorate." news release, 18 May 1970, 1970.</text:p></text:note-body></text:note></text:span><text:span text:style-name="T87">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25"/>
      <text:p text:style-name="P67"><text:span text:style-name="T87">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87"><text:note text:id="ftn43" text:note-class="footnote"><text:note-citation>44</text:note-citation><text:note-body><text:p text:style-name="P13">HC Deb 08 July 1965 vol 715 c289W, and HC Deb 15 July 1965 vol 716 c106W</text:p></text:note-body></text:note></text:span><text:span text:style-name="T87"> and MP for Montgomeryshire Emlyn Hoosan's</text:span><text:span text:style-name="T87"><text:note text:id="ftn44" text:note-class="footnote"><text:note-citation>45</text:note-citation><text:note-body><text:p text:style-name="P14">HC Deb 18 May 1966 vol 728 cc266-7W, HC Deb 28 June 1966 vol 730 cc250-1W and HC Deb 30 June 1966 vol 730 cc2183-4</text:p></text:note-body></text:note></text:span><text:span text:style-name="T87"> demonstrate. Dr Hugh Black of Her Majesty's Inspectorate of Explosives recommended that science teachers left out </text:span><text:soft-page-break/><text:span text:style-name="T87">this information from their classes.</text:span><text:span text:style-name="T87"><text:note text:id="ftn46" text:note-class="footnote"><text:note-citation>46</text:note-citation><text:note-body><text:p text:style-name="P2"><text:span text:style-name="T1">"Two Bob Bombs Menace Children." </text:span><text:span text:style-name="T5">The Daily Mail</text:span><text:span text:style-name="T7">, 20.08.64, 1.</text:span></text:p></text:note-body></text:note></text:span><text:span text:style-name="T87">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67"/>
      <text:p text:style-name="P67"><text:span text:style-name="T134">The blame for firework injuries can be lifted a little from sodium chlorate though, at least during firework season. Records collated in 1970 by the Inspectors of Explosives specifically focussed on the period between 11</text:span><text:span text:style-name="T96">th</text:span><text:span text:style-name="T87"> October and 7</text:span><text:span text:style-name="T96">th</text:span><text:span text:style-name="T87"> November over the previous five years, showed that home made explosives, although accountable for some accidents, were responsible for fewer than commercially bought fireworks which at that time were also under scrutiny with regards to safety standards and restricting sales to minors. Home made fireworks were responsible for a small fraction of accidents, 4%, which can be compared to the 31% caused by bangers bought from shops. In addition, the total number of accidents decreased each year from 1965 to 1970, with accidents relating to home made explosives following that same trend,</text:span><text:span text:style-name="T87"><text:note text:id="ftn45" text:note-class="footnote"><text:note-citation>47</text:note-citation><text:note-body><text:p text:style-name="P10"><text:span text:style-name="T1">"Report of Her Majesty's Inspectors of Explosives for the Year Ended 31st December 1970." London: Home Office, 1971. </text:span><text:span text:style-name="T31">p36</text:span></text:p></text:note-body></text:note></text:span><text:span text:style-name="T87"> despite the fact that sodium chlorate sales restriction had not been formally imposed. A large educational campaign, including a graphic and forceful BBC documentary </text:span><text:span text:style-name="T49">Remember Remember</text:span><text:span text:style-name="T87">, was credited with having achieved this reduction.</text:span></text:p>
      <text:p text:style-name="P63"/>
      <text:p text:style-name="P64"><text:span text:style-name="T87">From the attention paid by journalists and politicians to restrictions on sales, it appears that they were concerned with young banger makers were buying the chemical specifically for this purpose, rather than obtaining it from stocks held in the sheds of gardeners in the family. This method is </text:span><text:soft-page-break/><text:span text:style-name="T87">arguably even further from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gardening columns that securing personal supplies against this use might be considered. </text:span></text:p>
      <text:p text:style-name="P63"/>
      <text:p text:style-name="P44"><text:span text:style-name="T133">E</text:span>ntertainment was not the only reason for mixing home made explosives. As well as bangers, bombs were also made. <text:span text:style-name="T88">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88"><text:note text:id="ftn49" text:note-class="footnote"><text:note-citation>48</text:note-citation><text:note-body><text:p text:style-name="P2"><text:span text:style-name="T1">"Bath "Booby-Trap" Case." </text:span><text:span text:style-name="T5">The Times</text:span><text:span text:style-name="T7">, 12/12/1953, </text:span><text:span text:style-name="T19">3</text:span><text:span text:style-name="T7">.</text:span></text:p></text:note-body></text:note></text:span><text:span text:style-name="T88"> and one left under a woman's car by her jilted husband.</text:span><text:span text:style-name="T88"><text:note text:id="ftn50" text:note-class="footnote"><text:note-citation>49</text:note-citation><text:note-body><text:p text:style-name="P2"><text:span text:style-name="T1">"Son-in-Law 'Blew up Car with Sodium Bomb'." </text:span><text:span text:style-name="T5">The Daily Mail</text:span><text:span text:style-name="T7">, 03.10.1961 1961, 9.</text:span></text:p></text:note-body></text:note></text:span><text:span text:style-name="T88"> Invariably, these sodium chlorate bomb makers were men or boys. Sodium chlorate was not only a constituent of small bombs targeting individuals. It appeared on the 'Prohibited Chemicals' list,</text:span><text:span text:style-name="T88"><text:note text:id="ftn51" text:note-class="footnote"><text:note-citation>50</text:note-citation><text:note-body><text:p text:style-name="Footnote"/></text:note-body></text:note></text:span><text:span text:style-name="T88">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maker would not purchase supplies from a single store, to avoid arousing suspicion.</text:span><text:span text:style-name="T88"><text:note text:id="ftn52" text:note-class="footnote"><text:note-citation>51</text:note-citation><text:note-body><text:p text:style-name="P18">HO 144/23246 19 March 1941 letter to Dr Watts from <text:span text:style-name="T104">Gonne St Clair Pilcher</text:span></text:p></text:note-body></text:note></text:span><text:span text:style-name="T88"> </text:span></text:p>
      <text:p text:style-name="P26"/>
      <text:p text:style-name="P67"><text:span text:style-name="T87">Some parliamentarians queried whether sodium chlorate could be sold as a liquid, although others more scientifically competent reminded them that anyone dedicated to making an explosive could circumvent a liquid formulation by evaporating out the chemical.</text:span><text:span text:style-name="T87"><text:note text:id="ftn47" text:note-class="footnote"><text:note-citation>52</text:note-citation><text:note-body><text:p text:style-name="P83">Hansard <text:span text:style-name="T142">"Sodium Chlorate "HC Deb 07 February 1963 vol 671 cc644-5</text:span></text:p></text:note-body></text:note></text:span><text:span text:style-name="T87"> However, the focus of these enquiries tended to be safeguarding children, preventing them rather than other adult explosive-</text:span><text:soft-page-break/><text:span text:style-name="T87">makers, although the politicians did keep the legitimate user of sodium chlorate in mind with their desire to not alter the weedkilling properties of the chemical.</text:span><text:span text:style-name="T87"><text:note text:id="ftn63" text:note-class="footnote"><text:note-citation>53</text:note-citation><text:note-body><text:p text:style-name="P86">"Sodium Chlorate" HC Deb 07 February 1963 vol 671 cc644-5; "Sodium Chlorate" HC Deb 18 May 1966 vol 728 cc266-7W, </text:p></text:note-body></text:note></text:span><text:span text:style-name="T87"> By 1970, ICI had taken action on this; their advertisements for their sodium chlorate weedkiller announced that it contained fire depressant,</text:span><text:span text:style-name="T87"><text:note text:id="ftn48" text:note-class="footnote"><text:note-citation>54</text:note-citation><text:note-body><text:p text:style-name="P2"><text:span text:style-name="T1">"May in the Garden with </text:span><text:span text:style-name="T33">ICI</text:span><text:span text:style-name="T1">." </text:span><text:span text:style-name="T6">The Daily </text:span><text:span text:style-name="T18">Mail, </text:span><text:span text:style-name="T17">02.05.70</text:span><text:span text:style-name="T1"> 1970, </text:span><text:span text:style-name="T34">9</text:span><text:span text:style-name="T1">.</text:span></text:p></text:note-body></text:note></text:span><text:span text:style-name="T87"> showing that the company were keen to avoid their amateur gardening products being connected with accidental fires, not to mention deliberate explosions, so accordingly adjusted the formulation and marketing of their product. The implications for gardeners of any changes to the soil of adding fire suppressant chemicals such as sodium chloride, sodium carbonate or borax,</text:span><text:span text:style-name="T87"><text:note text:id="ftn62" text:note-class="footnote"><text:note-citation>55</text:note-citation><text:note-body><text:p text:style-name="P2"><text:span text:style-name="T1">Health and Executive Safety. </text:span><text:span text:style-name="T35">1998 </text:span><text:span text:style-name="T1">"Storage and Use of Sodium Chlorate and Other Similar Strong Oxidants." </text:span><text:span text:style-name="T35">p7</text:span><text:span text:style-name="T1">.</text:span></text:p></text:note-body></text:note></text:span><text:span text:style-name="T87"> do not appear to have been discussed in gardening publications, possibly because sodium chlorate was used for total, rather than selective weedkilling and was expected to be long term so any changes to the soil wrought by the new additives went unnoticed, so long as the product applied was seen to still effectively kill weeds. This indifference by one set of users to the measures implemented by manufacturers to accommodate the alternative use by another set of users should be remarked upon. </text:span></text:p>
      <text:p text:style-name="P66"/>
      <text:p text:style-name="P74">That these changes to sales and formulae occurred in 1970 is not a coincidence. <text:span text:style-name="T138">Globally, </text:span>1970 was the year that the use of chemicals used in agriculture and the garden were used to construct devastating bombs in the name of political terrorism. <text:span text:style-name="T141">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41"><text:note text:id="ftn56" text:note-class="footnote"><text:note-citation>56</text:note-citation><text:note-body><text:p text:style-name="P2"><text:span text:style-name="T1">Liddick, Don. </text:span><text:span text:style-name="T5">Eco-Terrorism: Radical Environmental and Animal Liberation Movements</text:span><text:span text:style-name="T7">. Greenwood Publishing Group, 2006. </text:span><text:span text:style-name="T20">p77, 8</text:span><text:span text:style-name="T21">3</text:span></text:p></text:note-body></text:note></text:span><text:span text:style-name="T141"> </text:span></text:p>
      <text:p text:style-name="P74"/>
      <text:p text:style-name="P77"><text:span text:style-name="T139">The explosive nature of sodium chlorate was put to work in variety of ways beyond simply starting fires. In 1970s Northern Ireland the IRA, Provisional IRA, Ulster Volunteer Force and Ulster </text:span><text:soft-page-break/><text:span text:style-name="T139">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chemical delays for bombs.</text:span><text:span text:style-name="T139"><text:note text:id="ftn57" text:note-class="footnote"><text:note-citation>57</text:note-citation><text:note-body><text:p text:style-name="Footnote"/></text:note-body></text:note></text:span><text:span text:style-name="T139"> Frequent high profile bombings carried out by paramilitary organisations using sodium chlorate in homemade explosive devices led to 1972 the chemical was subjected to restrictions in Northern Ireland. Although the Explosives Act UK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amendment, because any substance that could be used as an explosive, no matter what it was originally manufactured for, was already covered. Sodium chlorate's inclusion on the list of Prohibited Chemicals could again have been used to tighten up controls, even if this type of conflict was not the "outbreak of hostilities" imagined. </text:span></text:p>
      <text:p text:style-name="P77"/>
      <text:p text:style-name="P78"><text:span text:style-name="T140">Although the order restricting sales of sodium chlorate in Northern Ireland to those with a Ministry of Home Affairs licence was supported in principle, Whitehall politicians also wanted to stress their reservations about its effectiveness. Enoch Powell called the order "pathetic" and "unlikely to correspond with any of the hopes expressed in connection with it".</text:span><text:span text:style-name="T140"><text:note text:id="ftn61" text:note-class="footnote"><text:note-citation>58</text:note-citation><text:note-body><text:p text:style-name="P85">NORTHERN IRELAND (CONTROL OF EXPLOSIVES) HC Deb 05 June 1972 vol 838 cc156-72</text:p></text:note-body></text:note></text:span><text:span text:style-name="T140"> The restrictions were focussed on Northern Ireland and the ease of getting the banned substances from either Ireland or mainland </text:span><text:soft-page-break/><text:span text:style-name="T140">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mainland Britain inhabitants could contribute single tins of sodium chlorate to a collective pool. This desire not to disrupt benign domestic use, nor cause trouble to manufacturers and retailers, but to be seen to take action against the bombers, meant it was somewhat ineffectual and sodium chlorate based explosives continued to be used throughout the campaign. 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text:span></text:p>
      <text:p text:style-name="P76"/>
      <text:p text:style-name="P75"><text:span text:style-name="T75">Whereas one-off bomb makers tended to be male, both men and women in </text:span><text:span text:style-name="T81">activist and </text:span><text:span text:style-name="T75">paramilitary groups </text:span><text:span text:style-name="T81">have been</text:span><text:span text:style-name="T75"> involved in making homemade bombs. </text:span><text:span text:style-name="T81">During the Troubles in Northern and the republic, a</text:span><text:span text:style-name="T76">lthough these explosives were called homemade, this moniker </text:span><text:span text:style-name="T81">wa</text:span><text:span text:style-name="T76">s to used to convey that the materials were assembled by individuals rather than </text:span><text:span text:style-name="T82">military provisions</text:span><text:span text:style-name="T76">, than to draw attention to actual homes, when in fact lock up garages and other buildings were used. </text:span><text:span text:style-name="T81">This </text:span><text:span text:style-name="T82">removal from the home </text:span><text:span text:style-name="T81">was</text:span><text:span text:style-name="T76"> to reduce danger to other family members </text:span><text:span text:style-name="T77">as well as to minimise forensically incriminating materials from the home from becoming attached with the bomb</text:span><text:span text:style-name="T76">. </text:span><text:span text:style-name="T78">Some </text:span><text:span text:style-name="T79">less </text:span><text:span text:style-name="T80">well informed and </text:span><text:span text:style-name="T79">professionally organised </text:span><text:span text:style-name="T78">bomb makers no doubt </text:span><text:span text:style-name="T79">did </text:span><text:span text:style-name="T78">construct devices at home, and the arrests made of members of the anarchist group the Angry Brigade which found bomb making equipment and chemicals, including sodium chlorate, at their home address demonstrate this.</text:span><text:span text:style-name="T78"><text:note text:id="ftn60" text:note-class="footnote"><text:note-citation>59</text:note-citation><text:note-body><text:p text:style-name="Footnote"/></text:note-body></text:note></text:span></text:p>
      <text:p text:style-name="P73"/>
      <text:p text:style-name="P66"><text:soft-page-break/></text:p>
      <text:p text:style-name="P45">Poisoning was another use of sodium chlorate, <text:span text:style-name="T143">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89">was reported by a pathologist as tasting noticeably bitter, making it unsuitable for poisoning, but this did not stop people from trying, </text:span>allegedly <text:span text:style-name="T89">adding it to tea,</text:span><text:span text:style-name="T89"><text:note text:id="ftn53" text:note-class="footnote"><text:note-citation>60</text:note-citation><text:note-body><text:p text:style-name="Footnote"/></text:note-body></text:note></text:span><text:span text:style-name="T89"> cereal</text:span><text:span text:style-name="T89"><text:note text:id="ftn54" text:note-class="footnote"><text:note-citation>61</text:note-citation><text:note-body><text:p text:style-name="Footnote"/></text:note-body></text:note></text:span><text:span text:style-name="T89"> and cordial.</text:span><text:span text:style-name="T89"><text:note text:id="ftn55" text:note-class="footnote"><text:note-citation>62</text:note-citation><text:note-body><text:p text:style-name="Footnote"/></text:note-body></text:note></text:span><text:span text:style-name="T89"> These instances were unsuccessful poisoning attempts, carried by the newspapers most likely for their human stories of <text:s/>love affairs, angry husbands and suspicious wives, while disseminating the message that sodium chlorate was not an effective poison for humans, enhancing the reputation initially built by seed merchants of sodium chlorate as the non-poisonous weediller. Accordingly, sodium chlorate does not appear to have been especially prevalent for deliberate self poisonings, or suicides. </text:span></text:p>
      <text:p text:style-name="P26"/>
      <text:p text:style-name="P26">Other than autumnal calls for controls on sales to children, the chemical remained on sale until 200<text:span text:style-name="T143">9</text:span> [CHECK DATE]. When its withdrawal from the market was announced, devotees stockpiled the chemical and lamented the loss of such an effective weedkiller. <text:span text:style-name="T144">The use of electronic message boards also enabled the recording of gardeners' awareness and naming of groups who may misuse the chemical, coming in the wake of home made peroxide-based bombs being used in London by Islamists. </text:span></text:p>
      <text:p text:style-name="P22">[is this at all related to anti terrorism efforts?]</text:p>
      <text:p text:style-name="P22"/>
      <text:p text:style-name="P22">Sodium chlorate is a very effective weedkiller, but it also remains so for several months. For gardeners who want to be able to use the area soon after ridding it of weeds, a different product was <text:soft-page-break/>needed. <text:span text:style-name="T42">Link to paraquat case study</text:span></text:p>
      <text:p text:style-name="P38"/>
      <text:p text:style-name="P38"/>
      <text:p text:style-name="P68"><text:span text:style-name="T130">Lawn sand and sulphate of ammonia's coexistence demonstrates a demand from users for both options, as well as acting as an anomaly in this these of a chemical that does not appear to have been criminally misused.</text:span> </text:p>
      <text:p text:style-name="P68"/>
      <text:p text:style-name="P69">Paraquat: <text:s/><text:span text:style-name="T131">not an unusual situation </text:span>for different versions <text:span text:style-name="T131">where chemicals were used agriculturally and domestically</text:span></text:p>
      <text:p text:style-name="P69"/>
      <text:p text:style-name="P70">Garden chemicals any less likely to be referred to by their function than photographic or household chemicals? <text:span text:style-name="T137">Oral history shows "sprays" "wash" (delivery method) were used,</text:span> Weedkillers as a category, but within that, chemical name is used over preference for brandname. Sometimes <text:span text:style-name="T135">newspapers and magazines</text:span> can be wary of giving brand names or product placement, as if they recommended branded goods it could lower the company's incentive to pay for advertising space in the publication. <text:span text:style-name="T135">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70"/>
      <text:p text:style-name="P72">Darkroom – stopper bath, fixative, developer = function dominates, but can be further specified or identified. </text:p>
      <text:p text:style-name="P72"><text:soft-page-break/>Household – mixture of functions, delivery systems, brand names, and chemicals, some of which are interchangeable, but some are standalone. </text:p>
      <text:p text:style-name="P70"/>
      <text:p text:style-name="P71">Vanishing spray – football, magic spray – is just water "chemicals" and gas to make it foamy. Perhaps footballers and their fans are morons, but vanishing spray and magic spray is very childlike language, <text:span text:style-name="T136">even if it does describe the temporariness of the substance.</text:span></text:p>
      <text:p text:style-name="P71"/>
      <text:p text:style-name="P79">Sodium chlorate sprinkled on Bristol county cricket pitch 1970<text:note text:id="ftn58" text:note-class="footnote"><text:note-citation>63</text:note-citation><text:note-body><text:p text:style-name="Footnote"/></text:note-body></text:note> – what was going on with vigilantes? Something to do with South Africa? </text:p>
      <text:p text:style-name="P79"/>
      <text:p text:style-name="P80">Donna Maguire, member of IRA, arrested in County Wicklow (south of Dublin) 1989 for importing sodium chlorate<text:note text:id="ftn59" text:note-class="footnote"><text:note-citation>64</text:note-citation><text:note-body><text:p text:style-name="Footnote"/></text:note-body></text:note></text:p>
      <text:p text:style-name="P80"/>
      <text:p text:style-name="P80">Control of chemicals used for bombs in Ulster – is a copy from Hansard. Nothing is added about other domestic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24</text:page-number></text:p>
      </style:header>
      <style:footer>
        <text:p text:style-name="Footer"><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8-11T12:43:08.428225000</dc:date>
    <meta:editing-duration>P12DT4H9M28S</meta:editing-duration>
    <meta:editing-cycles>78</meta:editing-cycles>
    <meta:generator>LibreOffice/4.2.4.2$MacOSX_x86 LibreOffice_project/63150712c6d317d27ce2db16eb94c2f3d7b699f8</meta:generator>
    <meta:document-statistic meta:table-count="0" meta:image-count="0" meta:object-count="0" meta:page-count="24" meta:paragraph-count="124" meta:word-count="7525" meta:character-count="46882" meta:non-whitespace-character-count="39307"/>
  </office:meta>
</office:document-meta>
</file>